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粗體" style:font-pitch="variable"/>
    <style:font-face style:name="魏碑-繁1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9e6c19"/>
    </style:style>
    <style:style style:name="P2" style:family="paragraph" style:parent-style-name="Text_20_body">
      <style:text-properties officeooo:paragraph-rsid="00d6224d"/>
    </style:style>
    <style:style style:name="P3" style:family="paragraph" style:parent-style-name="Text_20_body">
      <style:paragraph-properties fo:break-before="page"/>
      <style:text-properties officeooo:paragraph-rsid="00d6224d"/>
    </style:style>
    <style:style style:name="P4" style:family="paragraph" style:parent-style-name="Text_20_body">
      <style:text-properties officeooo:paragraph-rsid="009e6c19"/>
    </style:style>
    <style:style style:name="P5" style:family="paragraph" style:parent-style-name="Text_20_body">
      <style:paragraph-properties fo:break-before="page"/>
      <style:text-properties officeooo:paragraph-rsid="009e6c19"/>
    </style:style>
    <style:style style:name="P6" style:family="paragraph" style:parent-style-name="Text_20_body">
      <style:text-properties officeooo:paragraph-rsid="00d7db42"/>
    </style:style>
    <style:style style:name="T1" style:family="text">
      <style:text-properties style:font-name="Liberation Serif:dlig" fo:font-size="40pt" fo:letter-spacing="normal" style:letter-kerning="false" style:font-name-asian="魏碑-繁1" style:font-size-asian="40pt" style:language-asian="zh" style:country-asian="TW"/>
    </style:style>
    <style:style style:name="T2" style:family="text">
      <style:text-properties officeooo:rsid="00d444ea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《 <text:ruby text:style-name="Ru1"><text:ruby-base>滕</text:ruby-base><text:ruby-text>têng</text:ruby-text></text:ruby> <text:ruby text:style-name="Ru1"><text:ruby-base>王</text:ruby-base><text:ruby-text>ông</text:ruby-text></text:ruby> <text:ruby text:style-name="Ru1"><text:ruby-base>閣</text:ruby-base><text:ruby-text>koh</text:ruby-text></text:ruby> <text:ruby text:style-name="Ru1"><text:ruby-base>序</text:ruby-base><text:ruby-text>sū</text:ruby-text></text:ruby> 》</text:p>
      <text:p text:style-name="P2"><text:ruby text:style-name="Ru1"><text:ruby-base/><text:ruby-text>ū</text:ruby-text></text:ruby></text:p>
      <text:p text:style-name="P3"><text:ruby text:style-name="Ru1"><text:ruby-base>豫</text:ruby-base><text:ruby-text>ū</text:ruby-text></text:ruby> <text:ruby text:style-name="Ru1"><text:ruby-base>章</text:ruby-base><text:ruby-text>chiong</text:ruby-text></text:ruby> <text:ruby text:style-name="Ru1"><text:ruby-base>故</text:ruby-base><text:ruby-text>kò͘</text:ruby-text></text:ruby> <text:ruby text:style-name="Ru1"><text:ruby-base>郡</text:ruby-base><text:ruby-text>kūn</text:ruby-text></text:ruby> ， <text:ruby text:style-name="Ru1"><text:ruby-base>洪</text:ruby-base><text:ruby-text>hông</text:ruby-text></text:ruby> <text:ruby text:style-name="Ru1"><text:ruby-base>都</text:ruby-base><text:ruby-text>to</text:ruby-text></text:ruby> <text:ruby text:style-name="Ru1"><text:ruby-base>新</text:ruby-base><text:ruby-text>sin</text:ruby-text></text:ruby> <text:ruby text:style-name="Ru1"><text:ruby-base>府</text:ruby-base><text:ruby-text>hú</text:ruby-text></text:ruby> 。 <text:line-break/><text:ruby text:style-name="Ru1"><text:ruby-base>星</text:ruby-base><text:ruby-text>seng</text:ruby-text></text:ruby> <text:ruby text:style-name="Ru1"><text:ruby-base>分</text:ruby-base><text:ruby-text>hun</text:ruby-text></text:ruby> <text:ruby text:style-name="Ru1"><text:ruby-base>翼</text:ruby-base><text:ruby-text>si̍t</text:ruby-text></text:ruby> <text:ruby text:style-name="Ru1"><text:ruby-base>軫</text:ruby-base><text:ruby-text>chin</text:ruby-text></text:ruby> ， <text:ruby text:style-name="Ru1"><text:ruby-base>地</text:ruby-base><text:ruby-text>tē</text:ruby-text></text:ruby> <text:ruby text:style-name="Ru1"><text:ruby-base>接</text:ruby-base><text:ruby-text>chiap</text:ruby-text></text:ruby> <text:ruby text:style-name="Ru1"><text:ruby-base>衡</text:ruby-base><text:ruby-text>hêng</text:ruby-text></text:ruby> <text:ruby text:style-name="Ru1"><text:ruby-base>廬</text:ruby-base><text:ruby-text>lô͘</text:ruby-text></text:ruby> 。 <text:line-break/><text:ruby text:style-name="Ru1"><text:ruby-base>襟</text:ruby-base><text:ruby-text>khim</text:ruby-text></text:ruby> <text:ruby text:style-name="Ru1"><text:ruby-base>三</text:ruby-base><text:ruby-text>sam</text:ruby-text></text:ruby> <text:ruby text:style-name="Ru1"><text:ruby-base>江</text:ruby-base><text:ruby-text>kang</text:ruby-text></text:ruby> <text:ruby text:style-name="Ru1"><text:ruby-base>而</text:ruby-base><text:ruby-text>jî</text:ruby-text></text:ruby> <text:ruby text:style-name="Ru1"><text:ruby-base>帶</text:ruby-base><text:ruby-text>tài</text:ruby-text></text:ruby> <text:ruby text:style-name="Ru1"><text:ruby-base>五</text:ruby-base><text:ruby-text>gō͘</text:ruby-text></text:ruby> <text:ruby text:style-name="Ru1"><text:ruby-base>湖</text:ruby-base><text:ruby-text>ô͘</text:ruby-text></text:ruby> ， <text:line-break/><text:ruby text:style-name="Ru1"><text:ruby-base>控</text:ruby-base><text:ruby-text>khòng</text:ruby-text></text:ruby> <text:ruby text:style-name="Ru1"><text:ruby-base>蠻</text:ruby-base><text:ruby-text>bân</text:ruby-text></text:ruby> <text:ruby text:style-name="Ru1"><text:ruby-base>荊</text:ruby-base><text:ruby-text>keng</text:ruby-text></text:ruby> <text:ruby text:style-name="Ru1"><text:ruby-base>而</text:ruby-base><text:ruby-text>jî</text:ruby-text></text:ruby> <text:ruby text:style-name="Ru1"><text:ruby-base>引</text:ruby-base><text:ruby-text>ín</text:ruby-text></text:ruby> <text:ruby text:style-name="Ru1"><text:ruby-base>甌</text:ruby-base><text:ruby-text>au</text:ruby-text></text:ruby> <text:ruby text:style-name="Ru1"><text:ruby-base>越</text:ruby-base><text:ruby-text>oa̍t</text:ruby-text></text:ruby> 。 <text:line-break/><text:soft-page-break/><text:ruby text:style-name="Ru1"><text:ruby-base>物</text:ruby-base><text:ruby-text>bu̍t</text:ruby-text></text:ruby> <text:ruby text:style-name="Ru1"><text:ruby-base>華</text:ruby-base><text:ruby-text>hôa</text:ruby-text></text:ruby> <text:ruby text:style-name="Ru1"><text:ruby-base>天</text:ruby-base><text:ruby-text>thian</text:ruby-text></text:ruby> <text:ruby text:style-name="Ru1"><text:ruby-base>寶</text:ruby-base><text:ruby-text>pó</text:ruby-text></text:ruby> ， <text:ruby text:style-name="Ru1"><text:ruby-base>龍</text:ruby-base><text:ruby-text>liông</text:ruby-text></text:ruby> <text:ruby text:style-name="Ru1"><text:ruby-base>光</text:ruby-base><text:ruby-text>kong</text:ruby-text></text:ruby> <text:ruby text:style-name="Ru1"><text:ruby-base>射</text:ruby-base><text:ruby-text>siā</text:ruby-text></text:ruby> <text:ruby text:style-name="Ru1"><text:ruby-base>牛</text:ruby-base><text:ruby-text>gû</text:ruby-text></text:ruby> <text:ruby text:style-name="Ru1"><text:ruby-base>鬥</text:ruby-base><text:ruby-text>tàu</text:ruby-text></text:ruby> <text:ruby text:style-name="Ru1"><text:ruby-base>之</text:ruby-base><text:ruby-text>chi</text:ruby-text></text:ruby> <text:ruby text:style-name="Ru1"><text:ruby-base>墟</text:ruby-base><text:ruby-text>hi</text:ruby-text></text:ruby> ； <text:ruby text:style-name="Ru1"><text:ruby-base>人</text:ruby-base><text:ruby-text>jîn</text:ruby-text></text:ruby> <text:ruby text:style-name="Ru1"><text:ruby-base>傑</text:ruby-base><text:ruby-text>kia̍t</text:ruby-text></text:ruby> <text:ruby text:style-name="Ru1"><text:ruby-base>地</text:ruby-base><text:ruby-text>tē</text:ruby-text></text:ruby> <text:ruby text:style-name="Ru1"><text:ruby-base>靈</text:ruby-base><text:ruby-text>lêng</text:ruby-text></text:ruby> ， <text:ruby text:style-name="Ru1"><text:ruby-base>徐</text:ruby-base><text:ruby-text>chhî</text:ruby-text></text:ruby> <text:ruby text:style-name="Ru1"><text:ruby-base>孺</text:ruby-base><text:ruby-text>jû</text:ruby-text></text:ruby> <text:ruby text:style-name="Ru1"><text:ruby-base>下</text:ruby-base><text:ruby-text>hā</text:ruby-text></text:ruby> <text:ruby text:style-name="Ru1"><text:ruby-base>陳</text:ruby-base><text:ruby-text>tîn</text:ruby-text></text:ruby> <text:ruby text:style-name="Ru1"><text:ruby-base>蕃</text:ruby-base><text:ruby-text>hoan</text:ruby-text></text:ruby> <text:ruby text:style-name="Ru1"><text:ruby-base>之</text:ruby-base><text:ruby-text>chi</text:ruby-text></text:ruby> <text:ruby text:style-name="Ru1"><text:ruby-base>榻</text:ruby-base><text:ruby-text>thap</text:ruby-text></text:ruby> 。 <text:ruby text:style-name="Ru1"><text:ruby-base>雄</text:ruby-base><text:ruby-text>hiông</text:ruby-text></text:ruby> <text:ruby text:style-name="Ru1"><text:ruby-base>州</text:ruby-base><text:ruby-text>chiu</text:ruby-text></text:ruby> <text:ruby text:style-name="Ru1"><text:ruby-base>霧</text:ruby-base><text:ruby-text>bū</text:ruby-text></text:ruby> <text:ruby text:style-name="Ru1"><text:ruby-base>列</text:ruby-base><text:ruby-text>lia̍t</text:ruby-text></text:ruby> ， <text:ruby text:style-name="Ru1"><text:ruby-base>俊</text:ruby-base><text:ruby-text>chùn</text:ruby-text></text:ruby> <text:ruby text:style-name="Ru1"><text:ruby-base>採</text:ruby-base><text:ruby-text>chhái</text:ruby-text></text:ruby> <text:ruby text:style-name="Ru1"><text:ruby-base>星</text:ruby-base><text:ruby-text>chheⁿ</text:ruby-text></text:ruby> <text:ruby text:style-name="Ru1"><text:ruby-base>馳</text:ruby-base><text:ruby-text>tî</text:ruby-text></text:ruby> 。 </text:p>
      <text:p text:style-name="P3"><text:ruby text:style-name="Ru1"><text:ruby-base>臺</text:ruby-base><text:ruby-text>tâi</text:ruby-text></text:ruby> <text:ruby text:style-name="Ru1"><text:ruby-base>隍</text:ruby-base><text:ruby-text>hông</text:ruby-text></text:ruby> <text:ruby text:style-name="Ru1"><text:ruby-base>枕</text:ruby-base><text:ruby-text>chím</text:ruby-text></text:ruby> <text:ruby text:style-name="Ru1"><text:ruby-base>夷</text:ruby-base><text:ruby-text>î</text:ruby-text></text:ruby> <text:ruby text:style-name="Ru1"><text:ruby-base>夏</text:ruby-base><text:ruby-text>hā</text:ruby-text></text:ruby> <text:ruby text:style-name="Ru1"><text:ruby-base>之</text:ruby-base><text:ruby-text>chi</text:ruby-text></text:ruby> <text:ruby text:style-name="Ru1"><text:ruby-base>交</text:ruby-base><text:ruby-text>kau</text:ruby-text></text:ruby> ， <text:line-break/><text:ruby text:style-name="Ru1"><text:ruby-base>賓</text:ruby-base><text:ruby-text>pin</text:ruby-text></text:ruby> <text:ruby text:style-name="Ru1"><text:ruby-base>主</text:ruby-base><text:ruby-text>chú</text:ruby-text></text:ruby> <text:ruby text:style-name="Ru1"><text:ruby-base>盡</text:ruby-base><text:ruby-text>chīn</text:ruby-text></text:ruby> <text:ruby text:style-name="Ru1"><text:ruby-base>東</text:ruby-base><text:ruby-text>tong</text:ruby-text></text:ruby> <text:ruby text:style-name="Ru1"><text:ruby-base>南</text:ruby-base><text:ruby-text>lâm</text:ruby-text></text:ruby> <text:ruby text:style-name="Ru1"><text:ruby-base>之</text:ruby-base><text:ruby-text>chi</text:ruby-text></text:ruby> <text:ruby text:style-name="Ru1"><text:ruby-base>美</text:ruby-base><text:ruby-text>bí</text:ruby-text></text:ruby> 。 <text:line-break/><text:ruby text:style-name="Ru1"><text:ruby-base>都</text:ruby-base><text:ruby-text>to</text:ruby-text></text:ruby> <text:ruby text:style-name="Ru1"><text:ruby-base>督</text:ruby-base><text:ruby-text>tok</text:ruby-text></text:ruby> <text:ruby text:style-name="Ru1"><text:ruby-base>閻</text:ruby-base><text:ruby-text>giâm</text:ruby-text></text:ruby> <text:ruby text:style-name="Ru1"><text:ruby-base>公</text:ruby-base><text:ruby-text>kong</text:ruby-text></text:ruby> <text:ruby text:style-name="Ru1"><text:ruby-base>之</text:ruby-base><text:ruby-text>chi</text:ruby-text></text:ruby> <text:ruby text:style-name="Ru1"><text:ruby-base>雅</text:ruby-base><text:ruby-text>ngá</text:ruby-text></text:ruby> <text:ruby text:style-name="Ru1"><text:ruby-base>望</text:ruby-base><text:ruby-text>bāng</text:ruby-text></text:ruby> ， <text:ruby text:style-name="Ru1"><text:ruby-base>棨</text:ruby-base><text:ruby-text>khè</text:ruby-text></text:ruby> <text:ruby text:style-name="Ru1"><text:ruby-base>戟</text:ruby-base><text:ruby-text>kek</text:ruby-text></text:ruby> <text:ruby text:style-name="Ru1"><text:ruby-base>遙</text:ruby-base><text:ruby-text>iâu</text:ruby-text></text:ruby> <text:ruby text:style-name="Ru1"><text:ruby-base>臨</text:ruby-base><text:ruby-text>lîm</text:ruby-text></text:ruby> ； <text:ruby text:style-name="Ru1"><text:ruby-base>宇</text:ruby-base><text:ruby-text>ú</text:ruby-text></text:ruby> <text:ruby text:style-name="Ru1"><text:ruby-base>文</text:ruby-base><text:ruby-text>bûn</text:ruby-text></text:ruby> <text:ruby text:style-name="Ru1"><text:ruby-base>新</text:ruby-base><text:ruby-text>sin</text:ruby-text></text:ruby> <text:ruby text:style-name="Ru1"><text:ruby-base>州</text:ruby-base><text:ruby-text>chiu</text:ruby-text></text:ruby> <text:ruby text:style-name="Ru1"><text:ruby-base>之</text:ruby-base><text:ruby-text>chi</text:ruby-text></text:ruby> <text:ruby text:style-name="Ru1"><text:ruby-base>懿</text:ruby-base><text:ruby-text>ì</text:ruby-text></text:ruby> <text:ruby text:style-name="Ru1"><text:ruby-base>範</text:ruby-base><text:ruby-text>hoān</text:ruby-text></text:ruby> ， <text:ruby text:style-name="Ru1"><text:ruby-base>襜</text:ruby-base><text:ruby-text>chhiam</text:ruby-text></text:ruby> <text:ruby text:style-name="Ru1"><text:ruby-base>帷</text:ruby-base><text:ruby-text>ūi</text:ruby-text></text:ruby> <text:ruby text:style-name="Ru1"><text:ruby-base>暫</text:ruby-base><text:ruby-text>chiām</text:ruby-text></text:ruby> <text:ruby text:style-name="Ru1"><text:ruby-base>駐</text:ruby-base><text:ruby-text>tū</text:ruby-text></text:ruby> 。<text:line-break/><text:soft-page-break/><text:ruby text:style-name="Ru1"><text:ruby-base>十</text:ruby-base><text:ruby-text>si̍p</text:ruby-text></text:ruby> <text:ruby text:style-name="Ru1"><text:ruby-base>旬</text:ruby-base><text:ruby-text>sûn</text:ruby-text></text:ruby> <text:ruby text:style-name="Ru1"><text:ruby-base>休</text:ruby-base><text:ruby-text>hiu</text:ruby-text></text:ruby> <text:ruby text:style-name="Ru1"><text:ruby-base>假</text:ruby-base><text:ruby-text>ká</text:ruby-text></text:ruby> ， <text:ruby text:style-name="Ru1"><text:ruby-base>勝</text:ruby-base><text:ruby-text>sèng</text:ruby-text></text:ruby> <text:ruby text:style-name="Ru1"><text:ruby-base>友</text:ruby-base><text:ruby-text>iú</text:ruby-text></text:ruby> <text:ruby text:style-name="Ru1"><text:ruby-base>如</text:ruby-base><text:ruby-text>jû</text:ruby-text></text:ruby> <text:ruby text:style-name="Ru1"><text:ruby-base>雲</text:ruby-base><text:ruby-text>hûn</text:ruby-text></text:ruby> ； <text:line-break/><text:ruby text:style-name="Ru1"><text:ruby-base>千</text:ruby-base><text:ruby-text>chhian</text:ruby-text></text:ruby> <text:ruby text:style-name="Ru1"><text:ruby-base>里</text:ruby-base><text:ruby-text>lí</text:ruby-text></text:ruby> <text:ruby text:style-name="Ru1"><text:ruby-base>逢</text:ruby-base><text:ruby-text>hông</text:ruby-text></text:ruby> <text:ruby text:style-name="Ru1"><text:ruby-base>迎</text:ruby-base><text:ruby-text>gêng</text:ruby-text></text:ruby> ， <text:ruby text:style-name="Ru1"><text:ruby-base>高</text:ruby-base><text:ruby-text>ko</text:ruby-text></text:ruby> <text:ruby text:style-name="Ru1"><text:ruby-base>朋</text:ruby-base><text:ruby-text>pêng</text:ruby-text></text:ruby> <text:ruby text:style-name="Ru1"><text:ruby-base>滿</text:ruby-base><text:ruby-text>boán</text:ruby-text></text:ruby> <text:ruby text:style-name="Ru1"><text:ruby-base>座</text:ruby-base><text:ruby-text>chō</text:ruby-text></text:ruby> 。 <text:line-break/><text:ruby text:style-name="Ru1"><text:ruby-base>騰</text:ruby-base><text:ruby-text>thêng</text:ruby-text></text:ruby> <text:ruby text:style-name="Ru1"><text:ruby-base>蛟</text:ruby-base><text:ruby-text>kau</text:ruby-text></text:ruby> <text:ruby text:style-name="Ru1"><text:ruby-base>起</text:ruby-base><text:ruby-text>khí</text:ruby-text></text:ruby> <text:ruby text:style-name="Ru1"><text:ruby-base>鳳</text:ruby-base><text:ruby-text>hōng</text:ruby-text></text:ruby> ， <text:ruby text:style-name="Ru1"><text:ruby-base>孟</text:ruby-base><text:ruby-text>bēng</text:ruby-text></text:ruby> <text:ruby text:style-name="Ru1"><text:ruby-base>學</text:ruby-base><text:ruby-text>ha̍k</text:ruby-text></text:ruby> <text:ruby text:style-name="Ru1"><text:ruby-base>士</text:ruby-base><text:ruby-text>sū</text:ruby-text></text:ruby> <text:ruby text:style-name="Ru1"><text:ruby-base>之</text:ruby-base><text:ruby-text>chi</text:ruby-text></text:ruby> <text:ruby text:style-name="Ru1"><text:ruby-base>詞</text:ruby-base><text:ruby-text>sû</text:ruby-text></text:ruby> <text:ruby text:style-name="Ru1"><text:ruby-base>宗</text:ruby-base><text:ruby-text>chong</text:ruby-text></text:ruby> ； <text:ruby text:style-name="Ru1"><text:ruby-base>紫</text:ruby-base><text:ruby-text>chí</text:ruby-text></text:ruby> <text:ruby text:style-name="Ru1"><text:ruby-base>電</text:ruby-base><text:ruby-text>tiān</text:ruby-text></text:ruby> <text:ruby text:style-name="Ru1"><text:ruby-base>青</text:ruby-base><text:ruby-text>chheng</text:ruby-text></text:ruby> <text:ruby text:style-name="Ru1"><text:ruby-base>霜</text:ruby-base><text:ruby-text>song</text:ruby-text></text:ruby> ， <text:ruby text:style-name="Ru1"><text:ruby-base>王</text:ruby-base><text:ruby-text>ông</text:ruby-text></text:ruby> <text:ruby text:style-name="Ru1"><text:ruby-base>將</text:ruby-base><text:ruby-text>chiong</text:ruby-text></text:ruby> <text:ruby text:style-name="Ru1"><text:ruby-base>軍</text:ruby-base><text:ruby-text>kun</text:ruby-text></text:ruby> <text:ruby text:style-name="Ru1"><text:ruby-base>之</text:ruby-base><text:ruby-text>chi</text:ruby-text></text:ruby> <text:ruby text:style-name="Ru1"><text:ruby-base>武</text:ruby-base><text:ruby-text>bú</text:ruby-text></text:ruby> <text:ruby text:style-name="Ru1"><text:ruby-base>庫</text:ruby-base><text:ruby-text>khò͘</text:ruby-text></text:ruby> 。 <text:soft-page-break/><text:ruby text:style-name="Ru1"><text:ruby-base>家</text:ruby-base><text:ruby-text>ka</text:ruby-text></text:ruby> <text:ruby text:style-name="Ru1"><text:ruby-base>君</text:ruby-base><text:ruby-text>kun</text:ruby-text></text:ruby> <text:ruby text:style-name="Ru1"><text:ruby-base>作</text:ruby-base><text:ruby-text>chok</text:ruby-text></text:ruby> <text:ruby text:style-name="Ru1"><text:ruby-base>宰</text:ruby-base><text:ruby-text>chái</text:ruby-text></text:ruby> ， <text:ruby text:style-name="Ru1"><text:ruby-base>路</text:ruby-base><text:ruby-text>lō͘</text:ruby-text></text:ruby> <text:ruby text:style-name="Ru1"><text:ruby-base>出</text:ruby-base><text:ruby-text>chhut</text:ruby-text></text:ruby> <text:ruby text:style-name="Ru1"><text:ruby-base>名</text:ruby-base><text:ruby-text>bêng</text:ruby-text></text:ruby> <text:ruby text:style-name="Ru1"><text:ruby-base>區</text:ruby-base><text:ruby-text>khu</text:ruby-text></text:ruby> ； <text:line-break/><text:ruby text:style-name="Ru1"><text:ruby-base>童</text:ruby-base><text:ruby-text>tông</text:ruby-text></text:ruby> <text:ruby text:style-name="Ru1"><text:ruby-base>子</text:ruby-base><text:ruby-text>chí</text:ruby-text></text:ruby> <text:ruby text:style-name="Ru1"><text:ruby-base>何</text:ruby-base><text:ruby-text>hô</text:ruby-text></text:ruby> <text:ruby text:style-name="Ru1"><text:ruby-base>知</text:ruby-base><text:ruby-text>tì</text:ruby-text></text:ruby> ， <text:ruby text:style-name="Ru1"><text:ruby-base>躬</text:ruby-base><text:ruby-text>kiong</text:ruby-text></text:ruby> <text:ruby text:style-name="Ru1"><text:ruby-base>逢</text:ruby-base><text:ruby-text>hông</text:ruby-text></text:ruby> <text:ruby text:style-name="Ru1"><text:ruby-base>勝</text:ruby-base><text:ruby-text>sèng</text:ruby-text></text:ruby> <text:ruby text:style-name="Ru1"><text:ruby-base>餞</text:ruby-base><text:ruby-text>chiàn</text:ruby-text></text:ruby> 。 </text:p>
      <text:p text:style-name="P2"><text:ruby text:style-name="Ru1"><text:ruby-base>時</text:ruby-base><text:ruby-text>sî</text:ruby-text></text:ruby> <text:ruby text:style-name="Ru1"><text:ruby-base>維</text:ruby-base><text:ruby-text>ûi</text:ruby-text></text:ruby> <text:ruby text:style-name="Ru1"><text:ruby-base>九</text:ruby-base><text:ruby-text>kiú</text:ruby-text></text:ruby> <text:ruby text:style-name="Ru1"><text:ruby-base>月</text:ruby-base><text:ruby-text>goa̍t</text:ruby-text></text:ruby> ， <text:ruby text:style-name="Ru1"><text:ruby-base>序</text:ruby-base><text:ruby-text>sū</text:ruby-text></text:ruby> <text:ruby text:style-name="Ru1"><text:ruby-base>屬</text:ruby-base><text:ruby-text>sio̍k</text:ruby-text></text:ruby> <text:ruby text:style-name="Ru1"><text:ruby-base>三</text:ruby-base><text:ruby-text>sam</text:ruby-text></text:ruby> <text:ruby text:style-name="Ru1"><text:ruby-base>秋</text:ruby-base><text:ruby-text>chhiu</text:ruby-text></text:ruby> 。 </text:p>
      <text:p text:style-name="P2"><text:soft-page-break/><text:ruby text:style-name="Ru1"><text:ruby-base>潦</text:ruby-base><text:ruby-text>ló</text:ruby-text></text:ruby> <text:ruby text:style-name="Ru1"><text:ruby-base>水</text:ruby-base><text:ruby-text>chúi</text:ruby-text></text:ruby> <text:ruby text:style-name="Ru1"><text:ruby-base>盡</text:ruby-base><text:ruby-text>chīn</text:ruby-text></text:ruby> <text:ruby text:style-name="Ru1"><text:ruby-base>而</text:ruby-base><text:ruby-text>jî</text:ruby-text></text:ruby> <text:ruby text:style-name="Ru1"><text:ruby-base>寒</text:ruby-base><text:ruby-text>hân</text:ruby-text></text:ruby> <text:ruby text:style-name="Ru1"><text:ruby-base>潭</text:ruby-base><text:ruby-text>thâm</text:ruby-text></text:ruby> <text:ruby text:style-name="Ru1"><text:ruby-base>清</text:ruby-base><text:ruby-text>chheng</text:ruby-text></text:ruby> ， <text:line-break/><text:ruby text:style-name="Ru1"><text:ruby-base>煙</text:ruby-base><text:ruby-text>ian</text:ruby-text></text:ruby> <text:ruby text:style-name="Ru1"><text:ruby-base>光</text:ruby-base><text:ruby-text>kong</text:ruby-text></text:ruby> <text:ruby text:style-name="Ru1"><text:ruby-base>凝</text:ruby-base><text:ruby-text>gêng</text:ruby-text></text:ruby> <text:ruby text:style-name="Ru1"><text:ruby-base>而</text:ruby-base><text:ruby-text>jî</text:ruby-text></text:ruby> <text:ruby text:style-name="Ru1"><text:ruby-base>暮</text:ruby-base><text:ruby-text>bō͘</text:ruby-text></text:ruby> <text:ruby text:style-name="Ru1"><text:ruby-base>山</text:ruby-base><text:ruby-text>san</text:ruby-text></text:ruby> <text:ruby text:style-name="Ru1"><text:ruby-base>紫</text:ruby-base><text:ruby-text>chí</text:ruby-text></text:ruby> 。 <text:line-break/><text:ruby text:style-name="Ru1"><text:ruby-base>儼</text:ruby-base><text:ruby-text>giám</text:ruby-text></text:ruby> <text:ruby text:style-name="Ru1"><text:ruby-base>驂</text:ruby-base><text:ruby-text>chham</text:ruby-text></text:ruby> <text:ruby text:style-name="Ru1"><text:ruby-base>騑</text:ruby-base><text:ruby-text>hui</text:ruby-text></text:ruby> <text:ruby text:style-name="Ru1"><text:ruby-base>於</text:ruby-base><text:ruby-text>î</text:ruby-text></text:ruby> <text:ruby text:style-name="Ru1"><text:ruby-base>上</text:ruby-base><text:ruby-text>siōng</text:ruby-text></text:ruby> <text:ruby text:style-name="Ru1"><text:ruby-base>路</text:ruby-base><text:ruby-text>lō͘</text:ruby-text></text:ruby> ， <text:line-break/><text:ruby text:style-name="Ru1"><text:ruby-base>訪</text:ruby-base><text:ruby-text>hóng</text:ruby-text></text:ruby> <text:ruby text:style-name="Ru1"><text:ruby-base>風</text:ruby-base><text:ruby-text>hong</text:ruby-text></text:ruby> <text:ruby text:style-name="Ru1"><text:ruby-base>景</text:ruby-base><text:ruby-text>kéng</text:ruby-text></text:ruby> <text:ruby text:style-name="Ru1"><text:ruby-base>於</text:ruby-base><text:ruby-text>î</text:ruby-text></text:ruby> <text:ruby text:style-name="Ru1"><text:ruby-base>崇</text:ruby-base><text:ruby-text>chông</text:ruby-text></text:ruby> <text:ruby text:style-name="Ru1"><text:ruby-base>阿</text:ruby-base><text:ruby-text>a</text:ruby-text></text:ruby> 。 <text:line-break/><text:soft-page-break/><text:ruby text:style-name="Ru1"><text:ruby-base>臨</text:ruby-base><text:ruby-text>lîm</text:ruby-text></text:ruby> <text:ruby text:style-name="Ru1"><text:ruby-base>帝</text:ruby-base><text:ruby-text>tè</text:ruby-text></text:ruby> <text:ruby text:style-name="Ru1"><text:ruby-base>子</text:ruby-base><text:ruby-text>chí</text:ruby-text></text:ruby> <text:ruby text:style-name="Ru1"><text:ruby-base>之</text:ruby-base><text:ruby-text>chi</text:ruby-text></text:ruby> <text:ruby text:style-name="Ru1"><text:ruby-base>長</text:ruby-base><text:ruby-text>tióng</text:ruby-text></text:ruby> <text:ruby text:style-name="Ru1"><text:ruby-base>洲</text:ruby-base><text:ruby-text>chiu</text:ruby-text></text:ruby> ， <text:line-break/><text:ruby text:style-name="Ru1"><text:ruby-base>得</text:ruby-base><text:ruby-text>tit</text:ruby-text></text:ruby> <text:ruby text:style-name="Ru1"><text:ruby-base>仙</text:ruby-base><text:ruby-text>sian</text:ruby-text></text:ruby> <text:ruby text:style-name="Ru1"><text:ruby-base>人</text:ruby-base><text:ruby-text>jîn</text:ruby-text></text:ruby> <text:ruby text:style-name="Ru1"><text:ruby-base>之</text:ruby-base><text:ruby-text>chi</text:ruby-text></text:ruby> <text:ruby text:style-name="Ru1"><text:ruby-base>舊</text:ruby-base><text:ruby-text>kiū</text:ruby-text></text:ruby> <text:ruby text:style-name="Ru1"><text:ruby-base>館</text:ruby-base><text:ruby-text>koán</text:ruby-text></text:ruby> 。 <text:line-break/><text:ruby text:style-name="Ru1"><text:ruby-base>層</text:ruby-base><text:ruby-text>chân</text:ruby-text></text:ruby> <text:ruby text:style-name="Ru1"><text:ruby-base>巒</text:ruby-base><text:ruby-text>loân</text:ruby-text></text:ruby> <text:ruby text:style-name="Ru1"><text:ruby-base>聳</text:ruby-base><text:ruby-text>chhióng</text:ruby-text></text:ruby> <text:ruby text:style-name="Ru1"><text:ruby-base>翠</text:ruby-base><text:ruby-text>chhùi</text:ruby-text></text:ruby> ， <text:ruby text:style-name="Ru1"><text:ruby-base>上</text:ruby-base><text:ruby-text>siōng</text:ruby-text></text:ruby> <text:ruby text:style-name="Ru1"><text:ruby-base>出</text:ruby-base><text:ruby-text>chhut</text:ruby-text></text:ruby> <text:ruby text:style-name="Ru1"><text:ruby-base>重</text:ruby-base><text:ruby-text>tiōng</text:ruby-text></text:ruby> <text:ruby text:style-name="Ru1"><text:ruby-base>霄</text:ruby-base><text:ruby-text>siau</text:ruby-text></text:ruby> ； <text:line-break/><text:ruby text:style-name="Ru1"><text:ruby-base>飛</text:ruby-base><text:ruby-text>hui</text:ruby-text></text:ruby> <text:ruby text:style-name="Ru1"><text:ruby-base>閣</text:ruby-base><text:ruby-text>koh</text:ruby-text></text:ruby> <text:ruby text:style-name="Ru1"><text:ruby-base>流</text:ruby-base><text:ruby-text>liû</text:ruby-text></text:ruby> <text:ruby text:style-name="Ru1"><text:ruby-base>丹</text:ruby-base><text:ruby-text>tan</text:ruby-text></text:ruby> ， <text:ruby text:style-name="Ru1"><text:ruby-base>下</text:ruby-base><text:ruby-text>hā</text:ruby-text></text:ruby> <text:ruby text:style-name="Ru1"><text:ruby-base>臨</text:ruby-base><text:ruby-text>lîm</text:ruby-text></text:ruby> <text:ruby text:style-name="Ru1"><text:ruby-base>無</text:ruby-base><text:ruby-text>bû</text:ruby-text></text:ruby> <text:ruby text:style-name="Ru1"><text:ruby-base>地</text:ruby-base><text:ruby-text>tē</text:ruby-text></text:ruby> 。 <text:line-break/><text:soft-page-break/><text:ruby text:style-name="Ru1"><text:ruby-base>鶴</text:ruby-base><text:ruby-text>ho̍h</text:ruby-text></text:ruby> <text:ruby text:style-name="Ru1"><text:ruby-base>汀</text:ruby-base><text:ruby-text>theng</text:ruby-text></text:ruby> <text:ruby text:style-name="Ru1"><text:ruby-base>鳧</text:ruby-base><text:ruby-text>hû</text:ruby-text></text:ruby> <text:ruby text:style-name="Ru1"><text:ruby-base>渚</text:ruby-base><text:ruby-text>chú</text:ruby-text></text:ruby> ， <text:ruby text:style-name="Ru1"><text:ruby-base>窮</text:ruby-base><text:ruby-text>khêng</text:ruby-text></text:ruby> <text:ruby text:style-name="Ru1"><text:ruby-base>島</text:ruby-base><text:ruby-text>tó</text:ruby-text></text:ruby> <text:ruby text:style-name="Ru1"><text:ruby-base>嶼</text:ruby-base><text:ruby-text>sū</text:ruby-text></text:ruby> <text:ruby text:style-name="Ru1"><text:ruby-base>之</text:ruby-base><text:ruby-text>chi</text:ruby-text></text:ruby> <text:ruby text:style-name="Ru1"><text:ruby-base>縈</text:ruby-base><text:ruby-text>êng</text:ruby-text></text:ruby> <text:ruby text:style-name="Ru1"><text:ruby-base>迴</text:ruby-base><text:ruby-text>hôe</text:ruby-text></text:ruby> ； <text:line-break/><text:ruby text:style-name="Ru1"><text:ruby-base>桂</text:ruby-base><text:ruby-text>kùi</text:ruby-text></text:ruby> <text:ruby text:style-name="Ru1"><text:ruby-base>殿</text:ruby-base><text:ruby-text>tiān</text:ruby-text></text:ruby> <text:ruby text:style-name="Ru1"><text:ruby-base>蘭</text:ruby-base><text:ruby-text>lân</text:ruby-text></text:ruby> <text:ruby text:style-name="Ru1"><text:ruby-base>宮</text:ruby-base><text:ruby-text>kiong</text:ruby-text></text:ruby> ， <text:ruby text:style-name="Ru1"><text:ruby-base>即</text:ruby-base><text:ruby-text>chek</text:ruby-text></text:ruby> <text:ruby text:style-name="Ru1"><text:ruby-base>岡</text:ruby-base><text:ruby-text>kong</text:ruby-text></text:ruby> <text:ruby text:style-name="Ru1"><text:ruby-base>巒</text:ruby-base><text:ruby-text>loân</text:ruby-text></text:ruby> <text:ruby text:style-name="Ru1"><text:ruby-base>之</text:ruby-base><text:ruby-text>chi</text:ruby-text></text:ruby> <text:ruby text:style-name="Ru1"><text:ruby-base>體</text:ruby-base><text:ruby-text>thé</text:ruby-text></text:ruby> <text:ruby text:style-name="Ru1"><text:ruby-base>勢</text:ruby-base><text:ruby-text>sè</text:ruby-text></text:ruby> 。 </text:p>
      <text:p text:style-name="P1"><text:ruby text:style-name="Ru1"><text:ruby-base/><text:ruby-text>phi</text:ruby-text></text:ruby></text:p>
      <text:p text:style-name="P5"><text:ruby text:style-name="Ru1"><text:ruby-base>披</text:ruby-base><text:ruby-text>phi</text:ruby-text></text:ruby> <text:ruby text:style-name="Ru1"><text:ruby-base>繡</text:ruby-base><text:ruby-text>siù</text:ruby-text></text:ruby> <text:ruby text:style-name="Ru1"><text:ruby-base>闥</text:ruby-base><text:ruby-text>that</text:ruby-text></text:ruby> ， <text:ruby text:style-name="Ru1"><text:ruby-base>俯</text:ruby-base><text:ruby-text>hú</text:ruby-text></text:ruby> <text:ruby text:style-name="Ru1"><text:ruby-base>雕</text:ruby-base><text:ruby-text>tiau</text:ruby-text></text:ruby> <text:ruby text:style-name="Ru1"><text:ruby-base>甍</text:ruby-base><text:ruby-text>bòng</text:ruby-text></text:ruby> ， <text:line-break/><text:ruby text:style-name="Ru1"><text:ruby-base>山</text:ruby-base><text:ruby-text>san</text:ruby-text></text:ruby> <text:ruby text:style-name="Ru1"><text:ruby-base>原</text:ruby-base><text:ruby-text>goân</text:ruby-text></text:ruby> <text:ruby text:style-name="Ru1"><text:ruby-base>曠</text:ruby-base><text:ruby-text>khòng</text:ruby-text></text:ruby> <text:ruby text:style-name="Ru1"><text:ruby-base>其</text:ruby-base><text:ruby-text>kî</text:ruby-text></text:ruby> <text:ruby text:style-name="Ru1"><text:ruby-base>盈</text:ruby-base><text:ruby-text>êng</text:ruby-text></text:ruby> <text:ruby text:style-name="Ru1"><text:ruby-base>視</text:ruby-base><text:ruby-text>sī</text:ruby-text></text:ruby> ， <text:line-break/><text:ruby text:style-name="Ru1"><text:ruby-base>川</text:ruby-base><text:ruby-text>chhoan</text:ruby-text></text:ruby> <text:ruby text:style-name="Ru1"><text:ruby-base>澤</text:ruby-base><text:ruby-text>te̍k</text:ruby-text></text:ruby> <text:ruby text:style-name="Ru1"><text:ruby-base>紆</text:ruby-base><text:ruby-text>ū</text:ruby-text></text:ruby> <text:ruby text:style-name="Ru1"><text:ruby-base>其</text:ruby-base><text:ruby-text>kî</text:ruby-text></text:ruby> <text:ruby text:style-name="Ru1"><text:ruby-base>駭</text:ruby-base><text:ruby-text>hái</text:ruby-text></text:ruby> <text:ruby text:style-name="Ru1"><text:ruby-base>矚</text:ruby-base><text:ruby-text>chiok</text:ruby-text></text:ruby> 。 <text:line-break/><text:ruby text:style-name="Ru1"><text:ruby-base>閭</text:ruby-base><text:ruby-text>lî</text:ruby-text></text:ruby> <text:ruby text:style-name="Ru1"><text:ruby-base>閻</text:ruby-base><text:ruby-text>giâm</text:ruby-text></text:ruby> <text:ruby text:style-name="Ru1"><text:ruby-base>撲</text:ruby-base><text:ruby-text>phok</text:ruby-text></text:ruby> <text:ruby text:style-name="Ru1"><text:ruby-base>地</text:ruby-base><text:ruby-text>tē</text:ruby-text></text:ruby> ， <text:ruby text:style-name="Ru1"><text:ruby-base>鐘</text:ruby-base><text:ruby-text>chiong</text:ruby-text></text:ruby> <text:ruby text:style-name="Ru1"><text:ruby-base>鳴</text:ruby-base><text:ruby-text>bêng</text:ruby-text></text:ruby> <text:ruby text:style-name="Ru1"><text:ruby-base>鼎</text:ruby-base><text:ruby-text>téng</text:ruby-text></text:ruby> <text:ruby text:style-name="Ru1"><text:ruby-base>食</text:ruby-base><text:ruby-text>si̍t</text:ruby-text></text:ruby> <text:ruby text:style-name="Ru1"><text:ruby-base>之</text:ruby-base><text:ruby-text>chi</text:ruby-text></text:ruby> <text:ruby text:style-name="Ru1"><text:ruby-base>家</text:ruby-base><text:ruby-text>ka</text:ruby-text></text:ruby> ； <text:soft-page-break/><text:ruby text:style-name="Ru1"><text:ruby-base>舸</text:ruby-base><text:ruby-text>khó</text:ruby-text></text:ruby> <text:ruby text:style-name="Ru1"><text:ruby-base>艦</text:ruby-base><text:ruby-text>lām</text:ruby-text></text:ruby> <text:ruby text:style-name="Ru1"><text:ruby-base>迷</text:ruby-base><text:ruby-text>bê</text:ruby-text></text:ruby> <text:ruby text:style-name="Ru1"><text:ruby-base>津</text:ruby-base><text:ruby-text>tin</text:ruby-text></text:ruby> ， <text:ruby text:style-name="Ru1"><text:ruby-base>青</text:ruby-base><text:ruby-text>chheng</text:ruby-text></text:ruby> <text:ruby text:style-name="Ru1"><text:ruby-base>雀</text:ruby-base><text:ruby-text>chhiok</text:ruby-text></text:ruby> <text:ruby text:style-name="Ru1"><text:ruby-base>黃</text:ruby-base><text:ruby-text>hông</text:ruby-text></text:ruby> <text:ruby text:style-name="Ru1"><text:ruby-base>龍</text:ruby-base><text:ruby-text>liông</text:ruby-text></text:ruby> <text:ruby text:style-name="Ru1"><text:ruby-base>之</text:ruby-base><text:ruby-text>chi</text:ruby-text></text:ruby> <text:ruby text:style-name="Ru1"><text:ruby-base>舳</text:ruby-base><text:ruby-text>tio̍k</text:ruby-text></text:ruby> 。 <text:ruby text:style-name="Ru1"><text:ruby-base>雲</text:ruby-base><text:ruby-text>hûn</text:ruby-text></text:ruby> <text:ruby text:style-name="Ru1"><text:ruby-base>銷</text:ruby-base><text:ruby-text>siau</text:ruby-text></text:ruby> <text:ruby text:style-name="Ru1"><text:ruby-base>雨</text:ruby-base><text:ruby-text>ú</text:ruby-text></text:ruby> <text:ruby text:style-name="Ru1"><text:ruby-base>霽</text:ruby-base><text:ruby-text>chè</text:ruby-text></text:ruby> ， <text:ruby text:style-name="Ru1"><text:ruby-base>彩</text:ruby-base><text:ruby-text>chhái</text:ruby-text></text:ruby> <text:ruby text:style-name="Ru1"><text:ruby-base>徹</text:ruby-base><text:ruby-text>thiat</text:ruby-text></text:ruby> <text:ruby text:style-name="Ru1"><text:ruby-base>區</text:ruby-base><text:ruby-text>khu</text:ruby-text></text:ruby> <text:ruby text:style-name="Ru1"><text:ruby-base>明</text:ruby-base><text:ruby-text>bêng</text:ruby-text></text:ruby> 。 <text:line-break/><text:ruby text:style-name="Ru1"><text:ruby-base>落</text:ruby-base><text:ruby-text>lo̍h</text:ruby-text></text:ruby> <text:ruby text:style-name="Ru1"><text:ruby-base>霞</text:ruby-base><text:ruby-text>hâ</text:ruby-text></text:ruby> <text:ruby text:style-name="Ru1"><text:ruby-base>與</text:ruby-base><text:ruby-text>ú</text:ruby-text></text:ruby> <text:ruby text:style-name="Ru1"><text:ruby-base>孤</text:ruby-base><text:ruby-text>ko͘</text:ruby-text></text:ruby> <text:ruby text:style-name="Ru1"><text:ruby-base>鶩</text:ruby-base><text:ruby-text>bo̍k</text:ruby-text></text:ruby> <text:ruby text:style-name="Ru1"><text:ruby-base>齊</text:ruby-base><text:ruby-text>chê</text:ruby-text></text:ruby> <text:ruby text:style-name="Ru1"><text:ruby-base>飛</text:ruby-base><text:ruby-text>hui</text:ruby-text></text:ruby> ， <text:line-break/><text:ruby text:style-name="Ru1"><text:ruby-base>秋</text:ruby-base><text:ruby-text>chhiu</text:ruby-text></text:ruby> <text:ruby text:style-name="Ru1"><text:ruby-base>水</text:ruby-base><text:ruby-text>súi</text:ruby-text></text:ruby> <text:ruby text:style-name="Ru1"><text:ruby-base>共</text:ruby-base><text:ruby-text>kiōng</text:ruby-text></text:ruby> <text:ruby text:style-name="Ru1"><text:ruby-base>長</text:ruby-base><text:ruby-text>tiông</text:ruby-text></text:ruby> <text:ruby text:style-name="Ru1"><text:ruby-base>天</text:ruby-base><text:ruby-text>thian</text:ruby-text></text:ruby> <text:ruby text:style-name="Ru1"><text:ruby-base>一</text:ruby-base><text:ruby-text>it</text:ruby-text></text:ruby> <text:ruby text:style-name="Ru1"><text:ruby-base>色</text:ruby-base><text:ruby-text>sek</text:ruby-text></text:ruby> 。 <text:line-break/><text:soft-page-break/><text:ruby text:style-name="Ru1"><text:ruby-base>漁</text:ruby-base><text:ruby-text>gû</text:ruby-text></text:ruby> <text:ruby text:style-name="Ru1"><text:ruby-base>舟</text:ruby-base><text:ruby-text>chiu</text:ruby-text></text:ruby> <text:ruby text:style-name="Ru1"><text:ruby-base>唱</text:ruby-base><text:ruby-text>chhiòng</text:ruby-text></text:ruby> <text:ruby text:style-name="Ru1"><text:ruby-base>晚</text:ruby-base><text:ruby-text>boán</text:ruby-text></text:ruby> ， <text:ruby text:style-name="Ru1"><text:ruby-base>響</text:ruby-base><text:ruby-text>hióng</text:ruby-text></text:ruby> <text:ruby text:style-name="Ru1"><text:ruby-base>窮</text:ruby-base><text:ruby-text>khêng</text:ruby-text></text:ruby> <text:ruby text:style-name="Ru1"><text:ruby-base>彭</text:ruby-base><text:ruby-text>phêng</text:ruby-text></text:ruby> <text:ruby text:style-name="Ru1"><text:ruby-base>蠡</text:ruby-base><text:ruby-text>lé</text:ruby-text></text:ruby> <text:ruby text:style-name="Ru1"><text:ruby-base>之</text:ruby-base><text:ruby-text>chi</text:ruby-text></text:ruby> <text:ruby text:style-name="Ru1"><text:ruby-base>濱</text:ruby-base><text:ruby-text>pin</text:ruby-text></text:ruby> ， <text:ruby text:style-name="Ru1"><text:ruby-base>雁</text:ruby-base><text:ruby-text>gān</text:ruby-text></text:ruby> <text:ruby text:style-name="Ru1"><text:ruby-base>陣</text:ruby-base><text:ruby-text>chūn</text:ruby-text></text:ruby> <text:ruby text:style-name="Ru1"><text:ruby-base>驚</text:ruby-base><text:ruby-text>keng</text:ruby-text></text:ruby> <text:ruby text:style-name="Ru1"><text:ruby-base>寒</text:ruby-base><text:ruby-text>hân</text:ruby-text></text:ruby> ， <text:ruby text:style-name="Ru1"><text:ruby-base>聲</text:ruby-base><text:ruby-text>seng</text:ruby-text></text:ruby> <text:ruby text:style-name="Ru1"><text:ruby-base>斷</text:ruby-base><text:ruby-text>toàn</text:ruby-text></text:ruby> <text:ruby text:style-name="Ru1"><text:ruby-base>衡</text:ruby-base><text:ruby-text>hêng</text:ruby-text></text:ruby> <text:ruby text:style-name="Ru1"><text:ruby-base>陽</text:ruby-base><text:ruby-text>iông</text:ruby-text></text:ruby> <text:ruby text:style-name="Ru1"><text:ruby-base>之</text:ruby-base><text:ruby-text>chi</text:ruby-text></text:ruby> <text:ruby text:style-name="Ru1"><text:ruby-base>浦</text:ruby-base><text:ruby-text>phó</text:ruby-text></text:ruby> 。 </text:p>
      <text:p text:style-name="P6"><text:ruby text:style-name="Ru1"><text:ruby-base>遙</text:ruby-base><text:ruby-text>iâu</text:ruby-text></text:ruby> <text:ruby text:style-name="Ru1"><text:ruby-base>襟</text:ruby-base><text:ruby-text>khim</text:ruby-text></text:ruby> <text:ruby text:style-name="Ru1"><text:ruby-base>甫</text:ruby-base><text:ruby-text>hú</text:ruby-text></text:ruby> <text:ruby text:style-name="Ru1"><text:ruby-base>暢</text:ruby-base><text:ruby-text>thiòng</text:ruby-text></text:ruby> ， <text:ruby text:style-name="Ru1"><text:ruby-base>逸</text:ruby-base><text:ruby-text>e̍k</text:ruby-text></text:ruby> <text:ruby text:style-name="Ru1"><text:ruby-base>興</text:ruby-base><text:ruby-text>heng</text:ruby-text></text:ruby> <text:ruby text:style-name="Ru1"><text:ruby-base>遄</text:ruby-base><text:ruby-text>chhoân</text:ruby-text></text:ruby> <text:ruby text:style-name="Ru1"><text:ruby-base>飛</text:ruby-base><text:ruby-text>hui</text:ruby-text></text:ruby> 。 </text:p>
      <text:p text:style-name="P6"><text:soft-page-break/><text:ruby text:style-name="Ru1"><text:ruby-base>爽</text:ruby-base><text:ruby-text>sóng</text:ruby-text></text:ruby> <text:ruby text:style-name="Ru1"><text:ruby-base>籟</text:ruby-base><text:ruby-text>nāi</text:ruby-text></text:ruby> <text:ruby text:style-name="Ru1"><text:ruby-base>發</text:ruby-base><text:ruby-text>hoat</text:ruby-text></text:ruby> <text:ruby text:style-name="Ru1"><text:ruby-base>而</text:ruby-base><text:ruby-text>jî</text:ruby-text></text:ruby> <text:ruby text:style-name="Ru1"><text:ruby-base>清</text:ruby-base><text:ruby-text>chheng</text:ruby-text></text:ruby> <text:ruby text:style-name="Ru1"><text:ruby-base>風</text:ruby-base><text:ruby-text>hong</text:ruby-text></text:ruby> <text:ruby text:style-name="Ru1"><text:ruby-base>生</text:ruby-base><text:ruby-text>seng</text:ruby-text></text:ruby> ， <text:line-break/><text:ruby text:style-name="Ru1"><text:ruby-base>纖</text:ruby-base><text:ruby-text>chhiam</text:ruby-text></text:ruby> <text:ruby text:style-name="Ru1"><text:ruby-base>歌</text:ruby-base><text:ruby-text>koa</text:ruby-text></text:ruby> <text:ruby text:style-name="Ru1"><text:ruby-base>凝</text:ruby-base><text:ruby-text>gêng</text:ruby-text></text:ruby> <text:ruby text:style-name="Ru1"><text:ruby-base>而</text:ruby-base><text:ruby-text>jî</text:ruby-text></text:ruby> <text:ruby text:style-name="Ru1"><text:ruby-base>白</text:ruby-base><text:ruby-text>pe̍k</text:ruby-text></text:ruby> <text:ruby text:style-name="Ru1"><text:ruby-base>雲</text:ruby-base><text:ruby-text>hûn</text:ruby-text></text:ruby> <text:ruby text:style-name="Ru1"><text:ruby-base>遏</text:ruby-base><text:ruby-text>at</text:ruby-text></text:ruby> 。 <text:line-break/><text:ruby text:style-name="Ru1"><text:ruby-base>睢</text:ruby-base><text:ruby-text>chhu</text:ruby-text></text:ruby> <text:ruby text:style-name="Ru1"><text:ruby-base>園</text:ruby-base><text:ruby-text>oân</text:ruby-text></text:ruby> <text:ruby text:style-name="Ru1"><text:ruby-base>綠</text:ruby-base><text:ruby-text>lio̍k</text:ruby-text></text:ruby> <text:ruby text:style-name="Ru1"><text:ruby-base>竹</text:ruby-base><text:ruby-text>tiok</text:ruby-text></text:ruby> ， <text:ruby text:style-name="Ru1"><text:ruby-base>氣</text:ruby-base><text:ruby-text>khì</text:ruby-text></text:ruby> <text:ruby text:style-name="Ru1"><text:ruby-base>凌</text:ruby-base><text:ruby-text>lêng</text:ruby-text></text:ruby> <text:ruby text:style-name="Ru1"><text:ruby-base>彭</text:ruby-base><text:ruby-text>phêng</text:ruby-text></text:ruby> <text:ruby text:style-name="Ru1"><text:ruby-base>澤</text:ruby-base><text:ruby-text>te̍k</text:ruby-text></text:ruby> <text:ruby text:style-name="Ru1"><text:ruby-base>之</text:ruby-base><text:ruby-text>chi</text:ruby-text></text:ruby> <text:ruby text:style-name="Ru1"><text:ruby-base>樽</text:ruby-base><text:ruby-text>chun</text:ruby-text></text:ruby> ； <text:line-break/><text:ruby text:style-name="Ru1"><text:ruby-base>鄴</text:ruby-base><text:ruby-text>giap</text:ruby-text></text:ruby> <text:ruby text:style-name="Ru1"><text:ruby-base>水</text:ruby-base><text:ruby-text>súi</text:ruby-text></text:ruby> <text:ruby text:style-name="Ru1"><text:ruby-base>朱</text:ruby-base><text:ruby-text>chu</text:ruby-text></text:ruby> <text:ruby text:style-name="Ru1"><text:ruby-base>華</text:ruby-base><text:ruby-text>hôa</text:ruby-text></text:ruby> ， <text:ruby text:style-name="Ru1"><text:ruby-base>光</text:ruby-base><text:ruby-text>kong</text:ruby-text></text:ruby> <text:ruby text:style-name="Ru1"><text:ruby-base>照</text:ruby-base><text:ruby-text>chiàu</text:ruby-text></text:ruby> <text:ruby text:style-name="Ru1"><text:ruby-base>臨</text:ruby-base><text:ruby-text>lîm</text:ruby-text></text:ruby> <text:ruby text:style-name="Ru1"><text:ruby-base>川</text:ruby-base><text:ruby-text>chhoan</text:ruby-text></text:ruby> <text:ruby text:style-name="Ru1"><text:ruby-base>之</text:ruby-base><text:ruby-text>chi</text:ruby-text></text:ruby> <text:ruby text:style-name="Ru1"><text:ruby-base>筆</text:ruby-base><text:ruby-text>pit</text:ruby-text></text:ruby> 。 <text:soft-page-break/><text:ruby text:style-name="Ru1"><text:ruby-base>四</text:ruby-base><text:ruby-text>sù</text:ruby-text></text:ruby> <text:ruby text:style-name="Ru1"><text:ruby-base>美</text:ruby-base><text:ruby-text>bí</text:ruby-text></text:ruby> <text:ruby text:style-name="Ru1"><text:ruby-base>具</text:ruby-base><text:ruby-text>kū</text:ruby-text></text:ruby> ， <text:ruby text:style-name="Ru1"><text:ruby-base>二</text:ruby-base><text:ruby-text>jī</text:ruby-text></text:ruby> <text:ruby text:style-name="Ru1"><text:ruby-base>難</text:ruby-base><text:ruby-text>lân</text:ruby-text></text:ruby> <text:ruby text:style-name="Ru1"><text:ruby-base>並</text:ruby-base><text:ruby-text>phēng</text:ruby-text></text:ruby> 。 <text:line-break/><text:ruby text:style-name="Ru1"><text:ruby-base>窮</text:ruby-base><text:ruby-text>khêng</text:ruby-text></text:ruby> <text:ruby text:style-name="Ru1"><text:ruby-base>睇</text:ruby-base><text:ruby-text>tē</text:ruby-text></text:ruby> <text:ruby text:style-name="Ru1"><text:ruby-base>眄</text:ruby-base><text:ruby-text>bián</text:ruby-text></text:ruby> <text:ruby text:style-name="Ru1"><text:ruby-base>於</text:ruby-base><text:ruby-text>î</text:ruby-text></text:ruby> <text:ruby text:style-name="Ru1"><text:ruby-base>中</text:ruby-base><text:ruby-text>tiong</text:ruby-text></text:ruby> <text:ruby text:style-name="Ru1"><text:ruby-base>天</text:ruby-base><text:ruby-text>thian</text:ruby-text></text:ruby> ， <text:line-break/><text:ruby text:style-name="Ru1"><text:ruby-base>極</text:ruby-base><text:ruby-text>kek</text:ruby-text></text:ruby> <text:ruby text:style-name="Ru1"><text:ruby-base>娛</text:ruby-base><text:ruby-text>gû̂͘</text:ruby-text></text:ruby> <text:ruby text:style-name="Ru1"><text:ruby-base>遊</text:ruby-base><text:ruby-text>iû</text:ruby-text></text:ruby> <text:ruby text:style-name="Ru1"><text:ruby-base>於</text:ruby-base><text:ruby-text>î</text:ruby-text></text:ruby> <text:ruby text:style-name="Ru1"><text:ruby-base>暇</text:ruby-base><text:ruby-text>hā</text:ruby-text></text:ruby> <text:ruby text:style-name="Ru1"><text:ruby-base>日</text:ruby-base><text:ruby-text>ji̍t</text:ruby-text></text:ruby> 。 <text:line-break/><text:ruby text:style-name="Ru1"><text:ruby-base><text:span text:style-name="T1">天</text:span></text:ruby-base><text:ruby-text text:style-name="Rubies">thian</text:ruby-text></text:ruby><text:span text:style-name="T1"> </text:span><text:ruby text:style-name="Ru1"><text:ruby-base><text:span text:style-name="T1">高</text:span></text:ruby-base><text:ruby-text text:style-name="Rubies">ko</text:ruby-text></text:ruby><text:span text:style-name="T1"> </text:span><text:ruby text:style-name="Ru1"><text:ruby-base><text:span text:style-name="T1">地</text:span></text:ruby-base><text:ruby-text text:style-name="Rubies">tē</text:ruby-text></text:ruby><text:span text:style-name="T1"> </text:span><text:ruby text:style-name="Ru1"><text:ruby-base><text:span text:style-name="T1">迥</text:span></text:ruby-base><text:ruby-text text:style-name="Rubies">kéng</text:ruby-text></text:ruby><text:span text:style-name="T1"> ， </text:span><text:ruby text:style-name="Ru1"><text:ruby-base><text:span text:style-name="T1">覺</text:span></text:ruby-base><text:ruby-text text:style-name="Rubies">kak</text:ruby-text></text:ruby><text:span text:style-name="T1"> </text:span><text:ruby text:style-name="Ru1"><text:ruby-base><text:span text:style-name="T1">宇</text:span></text:ruby-base><text:ruby-text text:style-name="Rubies">ú</text:ruby-text></text:ruby><text:span text:style-name="T1"> </text:span><text:ruby text:style-name="Ru1"><text:ruby-base><text:span text:style-name="T1">宙</text:span></text:ruby-base><text:ruby-text text:style-name="Rubies">tiū</text:ruby-text></text:ruby><text:span text:style-name="T1"> </text:span><text:ruby text:style-name="Ru1"><text:ruby-base><text:span text:style-name="T1">之</text:span></text:ruby-base><text:ruby-text text:style-name="Rubies">chi</text:ruby-text></text:ruby><text:span text:style-name="T1"> </text:span><text:ruby text:style-name="Ru1"><text:ruby-base><text:span text:style-name="T1">無</text:span></text:ruby-base><text:ruby-text text:style-name="Rubies">bû</text:ruby-text></text:ruby><text:span text:style-name="T1"> </text:span><text:ruby text:style-name="Ru1"><text:ruby-base><text:span text:style-name="T1">窮</text:span></text:ruby-base><text:ruby-text text:style-name="Rubies">khêng</text:ruby-text></text:ruby><text:span text:style-name="T1"> ； <text:line-break/></text:span><text:soft-page-break/><text:ruby text:style-name="Ru1"><text:ruby-base><text:span text:style-name="T1">興</text:span></text:ruby-base><text:ruby-text text:style-name="Rubies">heng</text:ruby-text></text:ruby><text:span text:style-name="T1"> </text:span><text:ruby text:style-name="Ru1"><text:ruby-base><text:span text:style-name="T1">盡</text:span></text:ruby-base><text:ruby-text text:style-name="Rubies">chīn</text:ruby-text></text:ruby><text:span text:style-name="T1"> </text:span><text:ruby text:style-name="Ru1"><text:ruby-base><text:span text:style-name="T1">悲</text:span></text:ruby-base><text:ruby-text text:style-name="Rubies">pi</text:ruby-text></text:ruby><text:span text:style-name="T1"> </text:span><text:ruby text:style-name="Ru1"><text:ruby-base><text:span text:style-name="T1">來</text:span></text:ruby-base><text:ruby-text text:style-name="Rubies">lâi</text:ruby-text></text:ruby><text:span text:style-name="T1"> ， <text:line-break/></text:span><text:ruby text:style-name="Ru1"><text:ruby-base><text:span text:style-name="T1">識</text:span></text:ruby-base><text:ruby-text text:style-name="Rubies">sek</text:ruby-text></text:ruby><text:span text:style-name="T1"> </text:span><text:ruby text:style-name="Ru1"><text:ruby-base><text:span text:style-name="T1">盈</text:span></text:ruby-base><text:ruby-text text:style-name="Rubies">êng</text:ruby-text></text:ruby><text:span text:style-name="T1"> </text:span><text:ruby text:style-name="Ru1"><text:ruby-base><text:span text:style-name="T1">虛</text:span></text:ruby-base><text:ruby-text text:style-name="Rubies">hu</text:ruby-text></text:ruby><text:span text:style-name="T1"> </text:span><text:ruby text:style-name="Ru1"><text:ruby-base><text:span text:style-name="T1">之</text:span></text:ruby-base><text:ruby-text text:style-name="Rubies">chi</text:ruby-text></text:ruby><text:span text:style-name="T1"> </text:span><text:ruby text:style-name="Ru1"><text:ruby-base><text:span text:style-name="T1">有</text:span></text:ruby-base><text:ruby-text text:style-name="Rubies">iú</text:ruby-text></text:ruby><text:span text:style-name="T1"> </text:span><text:ruby text:style-name="Ru1"><text:ruby-base><text:span text:style-name="T1">數</text:span></text:ruby-base><text:ruby-text text:style-name="Rubies">só͘</text:ruby-text></text:ruby><text:span text:style-name="T1"> </text:span>。 <text:line-break/><text:ruby text:style-name="Ru1"><text:ruby-base>望</text:ruby-base><text:ruby-text>bōng</text:ruby-text></text:ruby> <text:ruby text:style-name="Ru1"><text:ruby-base>長</text:ruby-base><text:ruby-text>tiông</text:ruby-text></text:ruby> <text:ruby text:style-name="Ru1"><text:ruby-base>安</text:ruby-base><text:ruby-text>an</text:ruby-text></text:ruby> <text:ruby text:style-name="Ru1"><text:ruby-base>於</text:ruby-base><text:ruby-text>î</text:ruby-text></text:ruby> <text:ruby text:style-name="Ru1"><text:ruby-base>日</text:ruby-base><text:ruby-text>ji̍t</text:ruby-text></text:ruby> <text:ruby text:style-name="Ru1"><text:ruby-base>下</text:ruby-base><text:ruby-text>hā</text:ruby-text></text:ruby> ， <text:line-break/><text:ruby text:style-name="Ru1"><text:ruby-base>目</text:ruby-base><text:ruby-text>bo̍k</text:ruby-text></text:ruby> <text:ruby text:style-name="Ru1"><text:ruby-base>吳</text:ruby-base><text:ruby-text>ngô͘</text:ruby-text></text:ruby> <text:ruby text:style-name="Ru1"><text:ruby-base>會</text:ruby-base><text:ruby-text>hōe</text:ruby-text></text:ruby> <text:ruby text:style-name="Ru1"><text:ruby-base>於</text:ruby-base><text:ruby-text>î</text:ruby-text></text:ruby> <text:ruby text:style-name="Ru1"><text:ruby-base>雲</text:ruby-base><text:ruby-text>hûn</text:ruby-text></text:ruby> <text:ruby text:style-name="Ru1"><text:ruby-base>間</text:ruby-base><text:ruby-text>kan</text:ruby-text></text:ruby> 。 <text:line-break/><text:soft-page-break/><text:ruby text:style-name="Ru1"><text:ruby-base>地</text:ruby-base><text:ruby-text>tē</text:ruby-text></text:ruby> <text:ruby text:style-name="Ru1"><text:ruby-base>勢</text:ruby-base><text:ruby-text>sè</text:ruby-text></text:ruby> <text:ruby text:style-name="Ru1"><text:ruby-base>極</text:ruby-base><text:ruby-text>ke̍k</text:ruby-text></text:ruby> <text:ruby text:style-name="Ru1"><text:ruby-base>而</text:ruby-base><text:ruby-text>jî</text:ruby-text></text:ruby> <text:ruby text:style-name="Ru1"><text:ruby-base>南</text:ruby-base><text:ruby-text>lâm</text:ruby-text></text:ruby> <text:ruby text:style-name="Ru1"><text:ruby-base>溟</text:ruby-base><text:ruby-text>bêng</text:ruby-text></text:ruby> <text:ruby text:style-name="Ru1"><text:ruby-base>深</text:ruby-base><text:ruby-text>chhim</text:ruby-text></text:ruby> ， <text:line-break/><text:ruby text:style-name="Ru1"><text:ruby-base>天</text:ruby-base><text:ruby-text>thian</text:ruby-text></text:ruby> <text:ruby text:style-name="Ru1"><text:ruby-base>柱</text:ruby-base><text:ruby-text>chū</text:ruby-text></text:ruby> <text:ruby text:style-name="Ru1"><text:ruby-base>高</text:ruby-base><text:ruby-text>ko</text:ruby-text></text:ruby> <text:ruby text:style-name="Ru1"><text:ruby-base>而</text:ruby-base><text:ruby-text>jî</text:ruby-text></text:ruby> <text:ruby text:style-name="Ru1"><text:ruby-base>北</text:ruby-base><text:ruby-text>pok</text:ruby-text></text:ruby> <text:ruby text:style-name="Ru1"><text:ruby-base>辰</text:ruby-base><text:ruby-text>sîn</text:ruby-text></text:ruby> <text:ruby text:style-name="Ru1"><text:ruby-base>遠</text:ruby-base><text:ruby-text>oán</text:ruby-text></text:ruby> 。 <text:line-break/><text:ruby text:style-name="Ru1"><text:ruby-base>關</text:ruby-base><text:ruby-text>koan</text:ruby-text></text:ruby> <text:ruby text:style-name="Ru1"><text:ruby-base>山</text:ruby-base><text:ruby-text>san</text:ruby-text></text:ruby> <text:ruby text:style-name="Ru1"><text:ruby-base>難</text:ruby-base><text:ruby-text>lân</text:ruby-text></text:ruby> <text:ruby text:style-name="Ru1"><text:ruby-base>越</text:ruby-base><text:ruby-text>oa̍t</text:ruby-text></text:ruby> ， <text:ruby text:style-name="Ru1"><text:ruby-base>誰</text:ruby-base><text:ruby-text>chûi</text:ruby-text></text:ruby> <text:ruby text:style-name="Ru1"><text:ruby-base>悲</text:ruby-base><text:ruby-text>pi</text:ruby-text></text:ruby> <text:ruby text:style-name="Ru1"><text:ruby-base>失</text:ruby-base><text:ruby-text>sit</text:ruby-text></text:ruby> <text:ruby text:style-name="Ru1"><text:ruby-base>路</text:ruby-base><text:ruby-text>lō͘</text:ruby-text></text:ruby> <text:ruby text:style-name="Ru1"><text:ruby-base>之</text:ruby-base><text:ruby-text>chi</text:ruby-text></text:ruby> <text:ruby text:style-name="Ru1"><text:ruby-base>人</text:ruby-base><text:ruby-text>jîn</text:ruby-text></text:ruby> ； <text:line-break/><text:ruby text:style-name="Ru1"><text:ruby-base>萍</text:ruby-base><text:ruby-text>phêng</text:ruby-text></text:ruby> <text:ruby text:style-name="Ru1"><text:ruby-base>水</text:ruby-base><text:ruby-text>súi</text:ruby-text></text:ruby> <text:ruby text:style-name="Ru1"><text:ruby-base>相</text:ruby-base><text:ruby-text>siong</text:ruby-text></text:ruby> <text:ruby text:style-name="Ru1"><text:ruby-base>逢</text:ruby-base><text:ruby-text>hông</text:ruby-text></text:ruby> ， <text:ruby text:style-name="Ru1"><text:ruby-base>盡</text:ruby-base><text:ruby-text>chīn</text:ruby-text></text:ruby> <text:ruby text:style-name="Ru1"><text:ruby-base>是</text:ruby-base><text:ruby-text>sī</text:ruby-text></text:ruby> <text:ruby text:style-name="Ru1"><text:ruby-base>他</text:ruby-base><text:ruby-text>thaⁿ</text:ruby-text></text:ruby> <text:ruby text:style-name="Ru1"><text:ruby-base>鄉</text:ruby-base><text:ruby-text>hiong</text:ruby-text></text:ruby> <text:ruby text:style-name="Ru1"><text:ruby-base>之</text:ruby-base><text:ruby-text>chi</text:ruby-text></text:ruby> <text:ruby text:style-name="Ru1"><text:ruby-base>客</text:ruby-base><text:ruby-text>khek</text:ruby-text></text:ruby> 。 <text:soft-page-break/><text:ruby text:style-name="Ru1"><text:ruby-base>懷</text:ruby-base><text:ruby-text>hoâi</text:ruby-text></text:ruby> <text:ruby text:style-name="Ru1"><text:ruby-base>帝</text:ruby-base><text:ruby-text>tè</text:ruby-text></text:ruby> <text:ruby text:style-name="Ru1"><text:ruby-base>閽</text:ruby-base><text:ruby-text>hun</text:ruby-text></text:ruby> <text:ruby text:style-name="Ru1"><text:ruby-base>而</text:ruby-base><text:ruby-text>jî</text:ruby-text></text:ruby> <text:ruby text:style-name="Ru1"><text:ruby-base>不</text:ruby-base><text:ruby-text>put</text:ruby-text></text:ruby> <text:ruby text:style-name="Ru1"><text:ruby-base>見</text:ruby-base><text:ruby-text>kiàn</text:ruby-text></text:ruby> ， <text:ruby text:style-name="Ru1"><text:ruby-base>奉</text:ruby-base><text:ruby-text>hōng</text:ruby-text></text:ruby> <text:ruby text:style-name="Ru1"><text:ruby-base>宣</text:ruby-base><text:ruby-text>soan</text:ruby-text></text:ruby> <text:ruby text:style-name="Ru1"><text:ruby-base>室</text:ruby-base><text:ruby-text>sek</text:ruby-text></text:ruby> <text:ruby text:style-name="Ru1"><text:ruby-base>以</text:ruby-base><text:ruby-text>í</text:ruby-text></text:ruby> <text:ruby text:style-name="Ru1"><text:ruby-base>何</text:ruby-base><text:ruby-text>hô</text:ruby-text></text:ruby> <text:ruby text:style-name="Ru1"><text:ruby-base>年</text:ruby-base><text:ruby-text>liân</text:ruby-text></text:ruby> ？</text:p>
      <text:p text:style-name="P1"><text:ruby text:style-name="Ru1"><text:ruby-base>嗟</text:ruby-base><text:ruby-text>chia</text:ruby-text></text:ruby> <text:ruby text:style-name="Ru1"><text:ruby-base>乎</text:ruby-base><text:ruby-text>hohⁿ</text:ruby-text></text:ruby> ！ <text:ruby text:style-name="Ru1"><text:ruby-base>時</text:ruby-base><text:ruby-text>sî</text:ruby-text></text:ruby> <text:ruby text:style-name="Ru1"><text:ruby-base>運</text:ruby-base><text:ruby-text>ūn</text:ruby-text></text:ruby> <text:ruby text:style-name="Ru1"><text:ruby-base>不</text:ruby-base><text:ruby-text>put</text:ruby-text></text:ruby> <text:ruby text:style-name="Ru1"><text:ruby-base>齊</text:ruby-base><text:ruby-text>chê</text:ruby-text></text:ruby> ， <text:ruby text:style-name="Ru1"><text:ruby-base>命</text:ruby-base><text:ruby-text>bēng</text:ruby-text></text:ruby> <text:ruby text:style-name="Ru1"><text:ruby-base>途</text:ruby-base><text:ruby-text>tô͘</text:ruby-text></text:ruby> <text:ruby text:style-name="Ru1"><text:ruby-base>多</text:ruby-base><text:ruby-text>to</text:ruby-text></text:ruby> <text:ruby text:style-name="Ru1"><text:ruby-base>舛</text:ruby-base><text:ruby-text>chhún</text:ruby-text></text:ruby> 。 <text:ruby text:style-name="Ru1"><text:ruby-base>馮</text:ruby-base><text:ruby-text>pâng</text:ruby-text></text:ruby> <text:ruby text:style-name="Ru1"><text:ruby-base>唐</text:ruby-base><text:ruby-text>tông</text:ruby-text></text:ruby> <text:ruby text:style-name="Ru1"><text:ruby-base>易</text:ruby-base><text:ruby-text>e̍k</text:ruby-text></text:ruby> <text:ruby text:style-name="Ru1"><text:ruby-base>老</text:ruby-base><text:ruby-text>nó͘</text:ruby-text></text:ruby> ， <text:ruby text:style-name="Ru1"><text:ruby-base>李</text:ruby-base><text:ruby-text>lí</text:ruby-text></text:ruby> <text:ruby text:style-name="Ru1"><text:ruby-base>廣</text:ruby-base><text:ruby-text>kóng</text:ruby-text></text:ruby> <text:ruby text:style-name="Ru1"><text:ruby-base>難</text:ruby-base><text:ruby-text>lân</text:ruby-text></text:ruby> <text:ruby text:style-name="Ru1"><text:ruby-base>封</text:ruby-base><text:ruby-text>hong</text:ruby-text></text:ruby> 。 <text:line-break/><text:ruby text:style-name="Ru1"><text:ruby-base>屈</text:ruby-base><text:ruby-text>khut</text:ruby-text></text:ruby> <text:ruby text:style-name="Ru1"><text:ruby-base>賈</text:ruby-base><text:ruby-text>kó͘</text:ruby-text></text:ruby> <text:ruby text:style-name="Ru1"><text:ruby-base>誼</text:ruby-base><text:ruby-text>gî</text:ruby-text></text:ruby> <text:ruby text:style-name="Ru1"><text:ruby-base>於</text:ruby-base><text:ruby-text>î</text:ruby-text></text:ruby> <text:ruby text:style-name="Ru1"><text:ruby-base>長</text:ruby-base><text:ruby-text>tióng</text:ruby-text></text:ruby> <text:ruby text:style-name="Ru1"><text:ruby-base>沙</text:ruby-base><text:ruby-text>soa</text:ruby-text></text:ruby> ， <text:ruby text:style-name="Ru1"><text:ruby-base>非</text:ruby-base><text:ruby-text>hui</text:ruby-text></text:ruby> <text:ruby text:style-name="Ru1"><text:ruby-base>無</text:ruby-base><text:ruby-text>bû</text:ruby-text></text:ruby> <text:ruby text:style-name="Ru1"><text:ruby-base>聖</text:ruby-base><text:ruby-text>sèng</text:ruby-text></text:ruby> <text:ruby text:style-name="Ru1"><text:ruby-base>主</text:ruby-base><text:ruby-text>chú</text:ruby-text></text:ruby> ； <text:soft-page-break/><text:ruby text:style-name="Ru1"><text:ruby-base>竄</text:ruby-base><text:ruby-text>chhoàn</text:ruby-text></text:ruby> <text:ruby text:style-name="Ru1"><text:ruby-base>梁</text:ruby-base><text:ruby-text>liông</text:ruby-text></text:ruby> <text:ruby text:style-name="Ru1"><text:ruby-base>鴻</text:ruby-base><text:ruby-text>hông</text:ruby-text></text:ruby> <text:ruby text:style-name="Ru1"><text:ruby-base>於</text:ruby-base><text:ruby-text>î</text:ruby-text></text:ruby> <text:ruby text:style-name="Ru1"><text:ruby-base>海</text:ruby-base><text:ruby-text>hái</text:ruby-text></text:ruby> <text:ruby text:style-name="Ru1"><text:ruby-base>曲</text:ruby-base><text:ruby-text>khiau</text:ruby-text></text:ruby> ， <text:ruby text:style-name="Ru1"><text:ruby-base>豈</text:ruby-base><text:ruby-text>khí</text:ruby-text></text:ruby> <text:ruby text:style-name="Ru1"><text:ruby-base>乏</text:ruby-base><text:ruby-text>ha̍t</text:ruby-text></text:ruby> <text:ruby text:style-name="Ru1"><text:ruby-base>明</text:ruby-base><text:ruby-text>bêng</text:ruby-text></text:ruby> <text:ruby text:style-name="Ru1"><text:ruby-base>時</text:ruby-base><text:ruby-text>sî</text:ruby-text></text:ruby> ？ <text:ruby text:style-name="Ru1"><text:ruby-base>所</text:ruby-base><text:ruby-text>só͘</text:ruby-text></text:ruby> <text:ruby text:style-name="Ru1"><text:ruby-base>賴</text:ruby-base><text:ruby-text>lōa</text:ruby-text></text:ruby> <text:ruby text:style-name="Ru1"><text:ruby-base>君</text:ruby-base><text:ruby-text>kun</text:ruby-text></text:ruby> <text:ruby text:style-name="Ru1"><text:ruby-base>子</text:ruby-base><text:ruby-text>chú</text:ruby-text></text:ruby> <text:ruby text:style-name="Ru1"><text:ruby-base>見</text:ruby-base><text:ruby-text>kiàn</text:ruby-text></text:ruby> <text:ruby text:style-name="Ru1"><text:ruby-base>機</text:ruby-base><text:ruby-text>ki</text:ruby-text></text:ruby> ， <text:ruby text:style-name="Ru1"><text:ruby-base>達</text:ruby-base><text:ruby-text>ta̍t</text:ruby-text></text:ruby> <text:ruby text:style-name="Ru1"><text:ruby-base>人</text:ruby-base><text:ruby-text>jîn</text:ruby-text></text:ruby> <text:ruby text:style-name="Ru1"><text:ruby-base>知</text:ruby-base><text:ruby-text>ti</text:ruby-text></text:ruby> <text:ruby text:style-name="Ru1"><text:ruby-base>命</text:ruby-base><text:ruby-text>bēng</text:ruby-text></text:ruby> 。 <text:line-break/><text:ruby text:style-name="Ru1"><text:ruby-base>老</text:ruby-base><text:ruby-text>nó͘</text:ruby-text></text:ruby> <text:ruby text:style-name="Ru1"><text:ruby-base>當</text:ruby-base><text:ruby-text>tong</text:ruby-text></text:ruby> <text:ruby text:style-name="Ru1"><text:ruby-base>益</text:ruby-base><text:ruby-text>ek</text:ruby-text></text:ruby> <text:ruby text:style-name="Ru1"><text:ruby-base>壯</text:ruby-base><text:ruby-text>chòng</text:ruby-text></text:ruby> ， <text:ruby text:style-name="Ru1"><text:ruby-base>寧</text:ruby-base><text:ruby-text>lêng</text:ruby-text></text:ruby> <text:ruby text:style-name="Ru1"><text:ruby-base>移</text:ruby-base><text:ruby-text>î</text:ruby-text></text:ruby> <text:ruby text:style-name="Ru1"><text:ruby-base>白</text:ruby-base><text:ruby-text>pe̍h</text:ruby-text></text:ruby> <text:ruby text:style-name="Ru1"><text:ruby-base>首</text:ruby-base><text:ruby-text>siú</text:ruby-text></text:ruby> <text:ruby text:style-name="Ru1"><text:ruby-base>之</text:ruby-base><text:ruby-text>chi</text:ruby-text></text:ruby> <text:ruby text:style-name="Ru1"><text:ruby-base>心</text:ruby-base><text:ruby-text>sim</text:ruby-text></text:ruby> ？ <text:line-break/><text:ruby text:style-name="Ru1"><text:ruby-base>窮</text:ruby-base><text:ruby-text>kiông</text:ruby-text></text:ruby> <text:ruby text:style-name="Ru1"><text:ruby-base>且</text:ruby-base><text:ruby-text>chhiá</text:ruby-text></text:ruby> <text:ruby text:style-name="Ru1"><text:ruby-base>益</text:ruby-base><text:ruby-text>ek</text:ruby-text></text:ruby> <text:ruby text:style-name="Ru1"><text:ruby-base>堅</text:ruby-base><text:ruby-text>kian</text:ruby-text></text:ruby> ， <text:ruby text:style-name="Ru1"><text:ruby-base>不</text:ruby-base><text:ruby-text>put</text:ruby-text></text:ruby> <text:ruby text:style-name="Ru1"><text:ruby-base>墜</text:ruby-base><text:ruby-text>tūi</text:ruby-text></text:ruby> <text:ruby text:style-name="Ru1"><text:ruby-base>青</text:ruby-base><text:ruby-text>chheng</text:ruby-text></text:ruby> <text:ruby text:style-name="Ru1"><text:ruby-base>雲</text:ruby-base><text:ruby-text>hûn</text:ruby-text></text:ruby> <text:ruby text:style-name="Ru1"><text:ruby-base>之</text:ruby-base><text:ruby-text>chi</text:ruby-text></text:ruby> <text:ruby text:style-name="Ru1"><text:ruby-base>志</text:ruby-base><text:ruby-text>chì</text:ruby-text></text:ruby> 。 <text:soft-page-break/><text:ruby text:style-name="Ru1"><text:ruby-base>酌</text:ruby-base><text:ruby-text>chiok</text:ruby-text></text:ruby> <text:ruby text:style-name="Ru1"><text:ruby-base>貪</text:ruby-base><text:ruby-text>tham</text:ruby-text></text:ruby> <text:ruby text:style-name="Ru1"><text:ruby-base>泉</text:ruby-base><text:ruby-text>choân</text:ruby-text></text:ruby> <text:ruby text:style-name="Ru1"><text:ruby-base>而</text:ruby-base><text:ruby-text>jî</text:ruby-text></text:ruby> <text:ruby text:style-name="Ru1"><text:ruby-base>覺</text:ruby-base><text:ruby-text>kak</text:ruby-text></text:ruby> <text:ruby text:style-name="Ru1"><text:ruby-base>爽</text:ruby-base><text:ruby-text>sóng</text:ruby-text></text:ruby> ， <text:line-break/><text:ruby text:style-name="Ru1"><text:ruby-base>處</text:ruby-base><text:ruby-text>chhú</text:ruby-text></text:ruby> <text:ruby text:style-name="Ru1"><text:ruby-base>涸</text:ruby-base><text:ruby-text>khok</text:ruby-text></text:ruby> <text:ruby text:style-name="Ru1"><text:ruby-base>轍</text:ruby-base><text:ruby-text>tia̍t</text:ruby-text></text:ruby> <text:ruby text:style-name="Ru1"><text:ruby-base>以</text:ruby-base><text:ruby-text>í</text:ruby-text></text:ruby> <text:ruby text:style-name="Ru1"><text:ruby-base>猶</text:ruby-base><text:ruby-text>iû</text:ruby-text></text:ruby> <text:ruby text:style-name="Ru1"><text:ruby-base>歡</text:ruby-base><text:ruby-text>hoan</text:ruby-text></text:ruby> 。 <text:line-break/><text:ruby text:style-name="Ru1"><text:ruby-base>北</text:ruby-base><text:ruby-text>pok</text:ruby-text></text:ruby> <text:ruby text:style-name="Ru1"><text:ruby-base>海</text:ruby-base><text:ruby-text>hái</text:ruby-text></text:ruby> <text:ruby text:style-name="Ru1"><text:ruby-base>雖</text:ruby-base><text:ruby-text>sui</text:ruby-text></text:ruby> <text:ruby text:style-name="Ru1"><text:ruby-base>賒</text:ruby-base><text:ruby-text>sia</text:ruby-text></text:ruby> ， <text:ruby text:style-name="Ru1"><text:ruby-base>扶</text:ruby-base><text:ruby-text>hû</text:ruby-text></text:ruby> <text:ruby text:style-name="Ru1"><text:ruby-base>搖</text:ruby-base><text:ruby-text>iâu</text:ruby-text></text:ruby> <text:ruby text:style-name="Ru1"><text:ruby-base>可</text:ruby-base><text:ruby-text>khó</text:ruby-text></text:ruby> <text:ruby text:style-name="Ru1"><text:ruby-base>接</text:ruby-base><text:ruby-text>chiap</text:ruby-text></text:ruby> ； <text:line-break/><text:ruby text:style-name="Ru1"><text:ruby-base>東</text:ruby-base><text:ruby-text>tong</text:ruby-text></text:ruby> <text:ruby text:style-name="Ru1"><text:ruby-base>隅</text:ruby-base><text:ruby-text>gû</text:ruby-text></text:ruby> <text:ruby text:style-name="Ru1"><text:ruby-base>已</text:ruby-base><text:ruby-text>í</text:ruby-text></text:ruby> <text:ruby text:style-name="Ru1"><text:ruby-base>逝</text:ruby-base><text:ruby-text>sē</text:ruby-text></text:ruby> ， <text:ruby text:style-name="Ru1"><text:ruby-base>桑</text:ruby-base><text:ruby-text>song</text:ruby-text></text:ruby> <text:ruby text:style-name="Ru1"><text:ruby-base>榆</text:ruby-base><text:ruby-text>jû</text:ruby-text></text:ruby> <text:ruby text:style-name="Ru1"><text:ruby-base>非</text:ruby-base><text:ruby-text>hui</text:ruby-text></text:ruby> <text:ruby text:style-name="Ru1"><text:ruby-base>晚</text:ruby-base><text:ruby-text>boán</text:ruby-text></text:ruby> 。 <text:line-break/><text:soft-page-break/><text:ruby text:style-name="Ru1"><text:ruby-base>孟</text:ruby-base><text:ruby-text>bēng</text:ruby-text></text:ruby> <text:ruby text:style-name="Ru1"><text:ruby-base>嘗</text:ruby-base><text:ruby-text>siông</text:ruby-text></text:ruby> <text:ruby text:style-name="Ru1"><text:ruby-base>高</text:ruby-base><text:ruby-text>ko</text:ruby-text></text:ruby> <text:ruby text:style-name="Ru1"><text:ruby-base>潔</text:ruby-base><text:ruby-text>kiat</text:ruby-text></text:ruby> ， <text:ruby text:style-name="Ru1"><text:ruby-base>空</text:ruby-base><text:ruby-text>khong</text:ruby-text></text:ruby> <text:ruby text:style-name="Ru1"><text:ruby-base>餘</text:ruby-base><text:ruby-text>û</text:ruby-text></text:ruby> <text:ruby text:style-name="Ru1"><text:ruby-base>報</text:ruby-base><text:ruby-text>pò</text:ruby-text></text:ruby> <text:ruby text:style-name="Ru1"><text:ruby-base>國</text:ruby-base><text:ruby-text>kok</text:ruby-text></text:ruby> <text:ruby text:style-name="Ru1"><text:ruby-base>之</text:ruby-base><text:ruby-text>chi</text:ruby-text></text:ruby> <text:ruby text:style-name="Ru1"><text:ruby-base>情</text:ruby-base><text:ruby-text>chêng</text:ruby-text></text:ruby> ； <text:ruby text:style-name="Ru1"><text:ruby-base>阮</text:ruby-base><text:ruby-text>goán</text:ruby-text></text:ruby> <text:ruby text:style-name="Ru1"><text:ruby-base>籍</text:ruby-base><text:ruby-text>che̍k</text:ruby-text></text:ruby> <text:ruby text:style-name="Ru1"><text:ruby-base>猖</text:ruby-base><text:ruby-text>chhiong</text:ruby-text></text:ruby> <text:ruby text:style-name="Ru1"><text:ruby-base>狂</text:ruby-base><text:ruby-text>kông</text:ruby-text></text:ruby> ， <text:ruby text:style-name="Ru1"><text:ruby-base>豈</text:ruby-base><text:ruby-text>khí</text:ruby-text></text:ruby> <text:ruby text:style-name="Ru1"><text:ruby-base>效</text:ruby-base><text:ruby-text>kāu</text:ruby-text></text:ruby> <text:ruby text:style-name="Ru1"><text:ruby-base>窮</text:ruby-base><text:ruby-text>khêng</text:ruby-text></text:ruby> <text:ruby text:style-name="Ru1"><text:ruby-base>途</text:ruby-base><text:ruby-text>tô͘</text:ruby-text></text:ruby> <text:ruby text:style-name="Ru1"><text:ruby-base>之</text:ruby-base><text:ruby-text>chi</text:ruby-text></text:ruby> <text:ruby text:style-name="Ru1"><text:ruby-base>哭</text:ruby-base><text:ruby-text>khok</text:ruby-text></text:ruby> ！ </text:p>
      <text:p text:style-name="P1"><text:ruby text:style-name="Ru1"><text:ruby-base>勃</text:ruby-base><text:ruby-text>pu̍t</text:ruby-text></text:ruby> ， <text:ruby text:style-name="Ru1"><text:ruby-base>三</text:ruby-base><text:ruby-text>sam</text:ruby-text></text:ruby> <text:ruby text:style-name="Ru1"><text:ruby-base>尺</text:ruby-base><text:ruby-text>chhe</text:ruby-text></text:ruby> <text:ruby text:style-name="Ru1"><text:ruby-base>微</text:ruby-base><text:ruby-text>bî</text:ruby-text></text:ruby> <text:ruby text:style-name="Ru1"><text:ruby-base>命</text:ruby-base><text:ruby-text>bēng</text:ruby-text></text:ruby> ， <text:ruby text:style-name="Ru1"><text:ruby-base>一</text:ruby-base><text:ruby-text>it</text:ruby-text></text:ruby> <text:ruby text:style-name="Ru1"><text:ruby-base>介</text:ruby-base><text:ruby-text>kài</text:ruby-text></text:ruby> <text:ruby text:style-name="Ru1"><text:ruby-base>書</text:ruby-base><text:ruby-text>su</text:ruby-text></text:ruby> <text:ruby text:style-name="Ru1"><text:ruby-base>生</text:ruby-base><text:ruby-text>seng</text:ruby-text></text:ruby> 。 <text:line-break/><text:ruby text:style-name="Ru1"><text:ruby-base>無</text:ruby-base><text:ruby-text>bû</text:ruby-text></text:ruby> <text:ruby text:style-name="Ru1"><text:ruby-base>路</text:ruby-base><text:ruby-text>lō͘</text:ruby-text></text:ruby> <text:ruby text:style-name="Ru1"><text:ruby-base>請</text:ruby-base><text:ruby-text>chhéng</text:ruby-text></text:ruby> <text:ruby text:style-name="Ru1"><text:ruby-base>纓</text:ruby-base><text:ruby-text>iⁿ</text:ruby-text></text:ruby> ， <text:ruby text:style-name="Ru1"><text:ruby-base>等</text:ruby-base><text:ruby-text>téng</text:ruby-text></text:ruby> <text:ruby text:style-name="Ru1"><text:ruby-base>終</text:ruby-base><text:ruby-text>chiong</text:ruby-text></text:ruby> <text:ruby text:style-name="Ru1"><text:ruby-base>軍</text:ruby-base><text:ruby-text>kun</text:ruby-text></text:ruby> <text:ruby text:style-name="Ru1"><text:ruby-base>之</text:ruby-base><text:ruby-text>chi</text:ruby-text></text:ruby> <text:ruby text:style-name="Ru1"><text:ruby-base>弱</text:ruby-base><text:ruby-text>jio̍k</text:ruby-text></text:ruby> <text:ruby text:style-name="Ru1"><text:ruby-base>冠</text:ruby-base><text:ruby-text>koan</text:ruby-text></text:ruby> ； <text:soft-page-break/><text:ruby text:style-name="Ru1"><text:ruby-base>有</text:ruby-base><text:ruby-text>iú</text:ruby-text></text:ruby> <text:ruby text:style-name="Ru1"><text:ruby-base>懷</text:ruby-base><text:ruby-text>hoâi</text:ruby-text></text:ruby> <text:ruby text:style-name="Ru1"><text:ruby-base>投</text:ruby-base><text:ruby-text>tâu</text:ruby-text></text:ruby> <text:ruby text:style-name="Ru1"><text:ruby-base>筆</text:ruby-base><text:ruby-text>pit</text:ruby-text></text:ruby> ， <text:ruby text:style-name="Ru1"><text:ruby-base>慕</text:ruby-base><text:ruby-text>bō͘</text:ruby-text></text:ruby> <text:ruby text:style-name="Ru1"><text:ruby-base>宗</text:ruby-base><text:ruby-text>chong</text:ruby-text></text:ruby> <text:ruby text:style-name="Ru1"><text:ruby-base>愨</text:ruby-base><text:ruby-text>chak</text:ruby-text></text:ruby> <text:ruby text:style-name="Ru1"><text:ruby-base>之</text:ruby-base><text:ruby-text>chi</text:ruby-text></text:ruby> <text:ruby text:style-name="Ru1"><text:ruby-base>長</text:ruby-base><text:ruby-text>tióng</text:ruby-text></text:ruby> <text:ruby text:style-name="Ru1"><text:ruby-base>風</text:ruby-base><text:ruby-text>hong</text:ruby-text></text:ruby> 。 <text:line-break/><text:ruby text:style-name="Ru1"><text:ruby-base>舍</text:ruby-base><text:ruby-text>sià</text:ruby-text></text:ruby> <text:ruby text:style-name="Ru1"><text:ruby-base>簪</text:ruby-base><text:ruby-text>chiam</text:ruby-text></text:ruby> <text:ruby text:style-name="Ru1"><text:ruby-base>笏</text:ruby-base><text:ruby-text>hut</text:ruby-text></text:ruby> <text:ruby text:style-name="Ru1"><text:ruby-base>於</text:ruby-base><text:ruby-text>î</text:ruby-text></text:ruby> <text:ruby text:style-name="Ru1"><text:ruby-base>百</text:ruby-base><text:ruby-text>pek</text:ruby-text></text:ruby> <text:ruby text:style-name="Ru1"><text:ruby-base>齡</text:ruby-base><text:ruby-text>lêng</text:ruby-text></text:ruby> ， <text:line-break/><text:ruby text:style-name="Ru1"><text:ruby-base>奉</text:ruby-base><text:ruby-text>hōng</text:ruby-text></text:ruby> <text:ruby text:style-name="Ru1"><text:ruby-base>晨</text:ruby-base><text:ruby-text>sîn</text:ruby-text></text:ruby> <text:ruby text:style-name="Ru1"><text:ruby-base>昏</text:ruby-base><text:ruby-text>hun</text:ruby-text></text:ruby> <text:ruby text:style-name="Ru1"><text:ruby-base>於</text:ruby-base><text:ruby-text>î</text:ruby-text></text:ruby> <text:ruby text:style-name="Ru1"><text:ruby-base>萬</text:ruby-base><text:ruby-text>bān</text:ruby-text></text:ruby> <text:ruby text:style-name="Ru1"><text:ruby-base>里</text:ruby-base><text:ruby-text>lí</text:ruby-text></text:ruby> 。 <text:line-break/><text:line-break/><text:soft-page-break/><text:ruby text:style-name="Ru1"><text:ruby-base>非</text:ruby-base><text:ruby-text>hui</text:ruby-text></text:ruby> <text:ruby text:style-name="Ru1"><text:ruby-base>謝</text:ruby-base><text:ruby-text>siā</text:ruby-text></text:ruby> <text:ruby text:style-name="Ru1"><text:ruby-base>家</text:ruby-base><text:ruby-text>ka</text:ruby-text></text:ruby> <text:ruby text:style-name="Ru1"><text:ruby-base>之</text:ruby-base><text:ruby-text>chi</text:ruby-text></text:ruby> <text:ruby text:style-name="Ru1"><text:ruby-base>寶</text:ruby-base><text:ruby-text>pó</text:ruby-text></text:ruby> <text:ruby text:style-name="Ru1"><text:ruby-base>樹</text:ruby-base><text:ruby-text>sū</text:ruby-text></text:ruby> ， <text:line-break/><text:ruby text:style-name="Ru1"><text:ruby-base>接</text:ruby-base><text:ruby-text>chiap</text:ruby-text></text:ruby> <text:ruby text:style-name="Ru1"><text:ruby-base>孟</text:ruby-base><text:ruby-text>bēng</text:ruby-text></text:ruby> <text:ruby text:style-name="Ru1"><text:ruby-base>氏</text:ruby-base><text:ruby-text>sī</text:ruby-text></text:ruby> <text:ruby text:style-name="Ru1"><text:ruby-base>之</text:ruby-base><text:ruby-text>chi</text:ruby-text></text:ruby> <text:ruby text:style-name="Ru1"><text:ruby-base>芳</text:ruby-base><text:ruby-text>hong</text:ruby-text></text:ruby> <text:ruby text:style-name="Ru1"><text:ruby-base>鄰</text:ruby-base><text:ruby-text>lîn</text:ruby-text></text:ruby> 。 <text:line-break/><text:ruby text:style-name="Ru1"><text:ruby-base>他</text:ruby-base><text:ruby-text>thaⁿ</text:ruby-text></text:ruby> <text:ruby text:style-name="Ru1"><text:ruby-base>日</text:ruby-base><text:ruby-text>ji̍t</text:ruby-text></text:ruby> <text:ruby text:style-name="Ru1"><text:ruby-base>趨</text:ruby-base><text:ruby-text>chhu</text:ruby-text></text:ruby> <text:ruby text:style-name="Ru1"><text:ruby-base>庭</text:ruby-base><text:ruby-text>têng</text:ruby-text></text:ruby> ， <text:ruby text:style-name="Ru1"><text:ruby-base>叨</text:ruby-base><text:ruby-text>tho</text:ruby-text></text:ruby> <text:ruby text:style-name="Ru1"><text:ruby-base>陪</text:ruby-base><text:ruby-text>pôe</text:ruby-text></text:ruby> <text:ruby text:style-name="Ru1"><text:ruby-base>鯉</text:ruby-base><text:ruby-text>lí</text:ruby-text></text:ruby> <text:ruby text:style-name="Ru1"><text:ruby-base>對</text:ruby-base><text:ruby-text>tùi</text:ruby-text></text:ruby> ； <text:line-break/><text:ruby text:style-name="Ru1"><text:ruby-base>今</text:ruby-base><text:ruby-text>kin</text:ruby-text></text:ruby> <text:ruby text:style-name="Ru1"><text:ruby-base>茲</text:ruby-base><text:ruby-text>chu</text:ruby-text></text:ruby> <text:ruby text:style-name="Ru1"><text:ruby-base>捧</text:ruby-base><text:ruby-text>phóng</text:ruby-text></text:ruby> <text:ruby text:style-name="Ru1"><text:ruby-base>袂</text:ruby-base><text:ruby-text>bē</text:ruby-text></text:ruby> ， <text:ruby text:style-name="Ru1"><text:ruby-base>喜</text:ruby-base><text:ruby-text>hí</text:ruby-text></text:ruby> <text:ruby text:style-name="Ru1"><text:ruby-base>託</text:ruby-base><text:ruby-text>thok</text:ruby-text></text:ruby> <text:ruby text:style-name="Ru1"><text:ruby-base>龍</text:ruby-base><text:ruby-text>liông</text:ruby-text></text:ruby> <text:ruby text:style-name="Ru1"><text:ruby-base>門</text:ruby-base><text:ruby-text>bûn</text:ruby-text></text:ruby> 。 <text:line-break/><text:soft-page-break/><text:ruby text:style-name="Ru1"><text:ruby-base>楊</text:ruby-base><text:ruby-text>iông</text:ruby-text></text:ruby> <text:ruby text:style-name="Ru1"><text:ruby-base>意</text:ruby-base><text:ruby-text>ì</text:ruby-text></text:ruby> <text:ruby text:style-name="Ru1"><text:ruby-base>不</text:ruby-base><text:ruby-text>put</text:ruby-text></text:ruby> <text:ruby text:style-name="Ru1"><text:ruby-base>逢</text:ruby-base><text:ruby-text>hông</text:ruby-text></text:ruby> ， <text:ruby text:style-name="Ru1"><text:ruby-base>撫</text:ruby-base><text:ruby-text>hú</text:ruby-text></text:ruby> <text:ruby text:style-name="Ru1"><text:ruby-base>凌</text:ruby-base><text:ruby-text>lêng</text:ruby-text></text:ruby> <text:ruby text:style-name="Ru1"><text:ruby-base>雲</text:ruby-base><text:ruby-text>hûn</text:ruby-text></text:ruby> <text:ruby text:style-name="Ru1"><text:ruby-base>而</text:ruby-base><text:ruby-text>jî</text:ruby-text></text:ruby> <text:ruby text:style-name="Ru1"><text:ruby-base>自</text:ruby-base><text:ruby-text>chū</text:ruby-text></text:ruby> <text:ruby text:style-name="Ru1"><text:ruby-base>惜</text:ruby-base><text:ruby-text>sioh</text:ruby-text></text:ruby> ； <text:line-break/><text:ruby text:style-name="Ru1"><text:ruby-base>鍾</text:ruby-base><text:ruby-text>chiong</text:ruby-text></text:ruby> <text:ruby text:style-name="Ru1"><text:ruby-base>期</text:ruby-base><text:ruby-text>kî</text:ruby-text></text:ruby> <text:ruby text:style-name="Ru1"><text:ruby-base>既</text:ruby-base><text:ruby-text>kì</text:ruby-text></text:ruby> <text:ruby text:style-name="Ru1"><text:ruby-base>遇</text:ruby-base><text:ruby-text>gū</text:ruby-text></text:ruby> ， <text:ruby text:style-name="Ru1"><text:ruby-base>奏</text:ruby-base><text:ruby-text>chàu</text:ruby-text></text:ruby> <text:ruby text:style-name="Ru1"><text:ruby-base>流</text:ruby-base><text:ruby-text>liû</text:ruby-text></text:ruby> <text:ruby text:style-name="Ru1"><text:ruby-base>水</text:ruby-base><text:ruby-text>súi</text:ruby-text></text:ruby> <text:ruby text:style-name="Ru1"><text:ruby-base>以</text:ruby-base><text:ruby-text>í</text:ruby-text></text:ruby> <text:ruby text:style-name="Ru1"><text:ruby-base>何</text:ruby-base><text:ruby-text>hô</text:ruby-text></text:ruby> <text:ruby text:style-name="Ru1"><text:ruby-base>慚</text:ruby-base><text:ruby-text>chhâm</text:ruby-text></text:ruby> ？ </text:p>
      <text:p text:style-name="P1"><text:ruby text:style-name="Ru1"><text:ruby-base>嗚</text:ruby-base><text:ruby-text>o͘</text:ruby-text></text:ruby> <text:ruby text:style-name="Ru1"><text:ruby-base>乎</text:ruby-base><text:ruby-text>hohⁿ</text:ruby-text></text:ruby> ！ <text:ruby text:style-name="Ru1"><text:ruby-base>勝</text:ruby-base><text:ruby-text>seng</text:ruby-text></text:ruby> <text:ruby text:style-name="Ru1"><text:ruby-base>地</text:ruby-base><text:ruby-text>tē</text:ruby-text></text:ruby> <text:ruby text:style-name="Ru1"><text:ruby-base>不</text:ruby-base><text:ruby-text>put</text:ruby-text></text:ruby> <text:ruby text:style-name="Ru1"><text:ruby-base>常</text:ruby-base><text:ruby-text>siông</text:ruby-text></text:ruby> ， <text:ruby text:style-name="Ru1"><text:ruby-base>盛</text:ruby-base><text:ruby-text>sēng</text:ruby-text></text:ruby> <text:ruby text:style-name="Ru1"><text:ruby-base>筵</text:ruby-base><text:ruby-text>iân</text:ruby-text></text:ruby> <text:ruby text:style-name="Ru1"><text:ruby-base>難</text:ruby-base><text:ruby-text>lân</text:ruby-text></text:ruby> <text:ruby text:style-name="Ru1"><text:ruby-base>再</text:ruby-base><text:ruby-text>chài</text:ruby-text></text:ruby> ； <text:ruby text:style-name="Ru1"><text:ruby-base>蘭</text:ruby-base><text:ruby-text>lân</text:ruby-text></text:ruby> <text:ruby text:style-name="Ru1"><text:ruby-base>亭</text:ruby-base><text:ruby-text>têng</text:ruby-text></text:ruby> <text:ruby text:style-name="Ru1"><text:ruby-base>已</text:ruby-base><text:ruby-text>í</text:ruby-text></text:ruby> <text:ruby text:style-name="Ru1"><text:ruby-base>矣</text:ruby-base><text:ruby-text>ì</text:ruby-text></text:ruby> ， <text:ruby text:style-name="Ru1"><text:ruby-base>梓</text:ruby-base><text:ruby-text>chú</text:ruby-text></text:ruby> <text:ruby text:style-name="Ru1"><text:ruby-base>澤</text:ruby-base><text:ruby-text>te̍k</text:ruby-text></text:ruby> <text:ruby text:style-name="Ru1"><text:ruby-base>丘</text:ruby-base><text:ruby-text>khu</text:ruby-text></text:ruby> <text:ruby text:style-name="Ru1"><text:ruby-base>墟</text:ruby-base><text:ruby-text>hi</text:ruby-text></text:ruby> 。 <text:line-break/><text:soft-page-break/><text:ruby text:style-name="Ru1"><text:ruby-base>臨</text:ruby-base><text:ruby-text>lîm</text:ruby-text></text:ruby> <text:ruby text:style-name="Ru1"><text:ruby-base>別</text:ruby-base><text:ruby-text>pia̍t</text:ruby-text></text:ruby> <text:ruby text:style-name="Ru1"><text:ruby-base>贈</text:ruby-base><text:ruby-text>chēng</text:ruby-text></text:ruby> <text:ruby text:style-name="Ru1"><text:ruby-base>言</text:ruby-base><text:ruby-text>giân</text:ruby-text></text:ruby> ， <text:ruby text:style-name="Ru1"><text:ruby-base>幸</text:ruby-base><text:ruby-text>hēng</text:ruby-text></text:ruby> <text:ruby text:style-name="Ru1"><text:ruby-base>承</text:ruby-base><text:ruby-text>sêng</text:ruby-text></text:ruby> <text:ruby text:style-name="Ru1"><text:ruby-base>恩</text:ruby-base><text:ruby-text>un</text:ruby-text></text:ruby> <text:ruby text:style-name="Ru1"><text:ruby-base>於</text:ruby-base><text:ruby-text>î</text:ruby-text></text:ruby> <text:ruby text:style-name="Ru1"><text:ruby-base>偉</text:ruby-base><text:ruby-text>úi</text:ruby-text></text:ruby> <text:ruby text:style-name="Ru1"><text:ruby-base>餞</text:ruby-base><text:ruby-text>chiàn</text:ruby-text></text:ruby> ； <text:ruby text:style-name="Ru1"><text:ruby-base>登</text:ruby-base><text:ruby-text>teng</text:ruby-text></text:ruby> <text:ruby text:style-name="Ru1"><text:ruby-base>高</text:ruby-base><text:ruby-text>ko</text:ruby-text></text:ruby> <text:ruby text:style-name="Ru1"><text:ruby-base>作</text:ruby-base><text:ruby-text>chok</text:ruby-text></text:ruby> <text:ruby text:style-name="Ru1"><text:ruby-base>賦</text:ruby-base><text:ruby-text>hù</text:ruby-text></text:ruby> ， <text:ruby text:style-name="Ru1"><text:ruby-base>是</text:ruby-base><text:ruby-text>sī</text:ruby-text></text:ruby> <text:ruby text:style-name="Ru1"><text:ruby-base>所</text:ruby-base><text:ruby-text>só͘</text:ruby-text></text:ruby> <text:ruby text:style-name="Ru1"><text:ruby-base>望</text:ruby-base><text:ruby-text>bōng</text:ruby-text></text:ruby> <text:ruby text:style-name="Ru1"><text:ruby-base>於</text:ruby-base><text:ruby-text>î</text:ruby-text></text:ruby> <text:ruby text:style-name="Ru1"><text:ruby-base>羣</text:ruby-base><text:ruby-text>kûn</text:ruby-text></text:ruby> <text:ruby text:style-name="Ru1"><text:ruby-base>公</text:ruby-base><text:ruby-text>kong</text:ruby-text></text:ruby> 。 <text:line-break/><text:ruby text:style-name="Ru1"><text:ruby-base>敢</text:ruby-base><text:ruby-text>kám</text:ruby-text></text:ruby> <text:ruby text:style-name="Ru1"><text:ruby-base>竭</text:ruby-base><text:ruby-text>kia̍t</text:ruby-text></text:ruby> <text:ruby text:style-name="Ru1"><text:ruby-base>鄙</text:ruby-base><text:ruby-text>phí</text:ruby-text></text:ruby> <text:ruby text:style-name="Ru1"><text:ruby-base>懷</text:ruby-base><text:ruby-text>hoâi</text:ruby-text></text:ruby> ， <text:ruby text:style-name="Ru1"><text:ruby-base>恭</text:ruby-base><text:ruby-text>kiong</text:ruby-text></text:ruby> <text:ruby text:style-name="Ru1"><text:ruby-base>疏</text:ruby-base><text:ruby-text>so͘</text:ruby-text></text:ruby> <text:ruby text:style-name="Ru1"><text:ruby-base>短</text:ruby-base><text:ruby-text>toán</text:ruby-text></text:ruby> <text:ruby text:style-name="Ru1"><text:ruby-base>引</text:ruby-base><text:ruby-text>ín</text:ruby-text></text:ruby> ； <text:line-break/><text:ruby text:style-name="Ru1"><text:ruby-base>一</text:ruby-base><text:ruby-text>it</text:ruby-text></text:ruby> <text:ruby text:style-name="Ru1"><text:ruby-base>言</text:ruby-base><text:ruby-text>giân</text:ruby-text></text:ruby> <text:ruby text:style-name="Ru1"><text:ruby-base>均</text:ruby-base><text:ruby-text>kin</text:ruby-text></text:ruby> <text:ruby text:style-name="Ru1"><text:ruby-base>賦</text:ruby-base><text:ruby-text>hù</text:ruby-text></text:ruby> ， <text:ruby text:style-name="Ru1"><text:ruby-base>四</text:ruby-base><text:ruby-text>sù</text:ruby-text></text:ruby> <text:ruby text:style-name="Ru1"><text:ruby-base>韻</text:ruby-base><text:ruby-text>ūn</text:ruby-text></text:ruby> <text:ruby text:style-name="Ru1"><text:ruby-base>俱</text:ruby-base><text:ruby-text>khū</text:ruby-text></text:ruby> <text:ruby text:style-name="Ru1"><text:ruby-base>成</text:ruby-base><text:ruby-text>sêng</text:ruby-text></text:ruby> 。 <text:line-break/><text:soft-page-break/><text:ruby text:style-name="Ru1"><text:ruby-base>請</text:ruby-base><text:ruby-text>chhéng</text:ruby-text></text:ruby> <text:ruby text:style-name="Ru1"><text:ruby-base>灑</text:ruby-base><text:ruby-text>sá</text:ruby-text></text:ruby> <text:ruby text:style-name="Ru1"><text:ruby-base>潘</text:ruby-base><text:ruby-text>phoan</text:ruby-text></text:ruby> <text:ruby text:style-name="Ru1"><text:ruby-base>江</text:ruby-base><text:ruby-text>kang</text:ruby-text></text:ruby> ， <text:ruby text:style-name="Ru1"><text:ruby-base>各</text:ruby-base><text:ruby-text>kok</text:ruby-text></text:ruby> <text:ruby text:style-name="Ru1"><text:ruby-base>傾</text:ruby-base><text:ruby-text>kheng</text:ruby-text></text:ruby> <text:ruby text:style-name="Ru1"><text:ruby-base>陸</text:ruby-base><text:ruby-text>lio̍k</text:ruby-text></text:ruby> <text:ruby text:style-name="Ru1"><text:ruby-base>海</text:ruby-base><text:ruby-text>hái</text:ruby-text></text:ruby> <text:ruby text:style-name="Ru1"><text:ruby-base>云</text:ruby-base><text:ruby-text>ûn</text:ruby-text></text:ruby> <text:ruby text:style-name="Ru1"><text:ruby-base>爾</text:ruby-base><text:ruby-text>nī</text:ruby-text></text:ruby> ： </text:p>
      <text:p text:style-name="P1"><text:ruby text:style-name="Ru1"><text:ruby-base>滕</text:ruby-base><text:ruby-text>têng</text:ruby-text></text:ruby> <text:ruby text:style-name="Ru1"><text:ruby-base>王</text:ruby-base><text:ruby-text>ông</text:ruby-text></text:ruby> <text:ruby text:style-name="Ru1"><text:ruby-base>高</text:ruby-base><text:ruby-text>ko</text:ruby-text></text:ruby> <text:ruby text:style-name="Ru1"><text:ruby-base>閣</text:ruby-base><text:ruby-text>koh</text:ruby-text></text:ruby> <text:ruby text:style-name="Ru1"><text:ruby-base>臨</text:ruby-base><text:ruby-text>lîm</text:ruby-text></text:ruby> <text:ruby text:style-name="Ru1"><text:ruby-base>江</text:ruby-base><text:ruby-text>kang</text:ruby-text></text:ruby> <text:ruby text:style-name="Ru1"><text:ruby-base>渚</text:ruby-base><text:ruby-text>chú</text:ruby-text></text:ruby> ， <text:line-break/><text:ruby text:style-name="Ru1"><text:ruby-base>佩</text:ruby-base><text:ruby-text>pōe</text:ruby-text></text:ruby> <text:ruby text:style-name="Ru1"><text:ruby-base>玉</text:ruby-base><text:ruby-text>gio̍k</text:ruby-text></text:ruby> <text:ruby text:style-name="Ru1"><text:ruby-base>鳴</text:ruby-base><text:ruby-text>bêng</text:ruby-text></text:ruby> <text:ruby text:style-name="Ru1"><text:ruby-base>鸞</text:ruby-base><text:ruby-text>loân</text:ruby-text></text:ruby> <text:ruby text:style-name="Ru1"><text:ruby-base>罷</text:ruby-base><text:ruby-text>pā</text:ruby-text></text:ruby> <text:ruby text:style-name="Ru1"><text:ruby-base>歌</text:ruby-base><text:ruby-text>koa</text:ruby-text></text:ruby> <text:ruby text:style-name="Ru1"><text:ruby-base>舞</text:ruby-base><text:ruby-text>bú</text:ruby-text></text:ruby> 。 </text:p>
      <text:p text:style-name="P1"><text:soft-page-break/><text:ruby text:style-name="Ru1"><text:ruby-base>畫</text:ruby-base><text:ruby-text>ōe</text:ruby-text></text:ruby> <text:ruby text:style-name="Ru1"><text:ruby-base>棟</text:ruby-base><text:ruby-text>tòng</text:ruby-text></text:ruby> <text:ruby text:style-name="Ru1"><text:ruby-base>朝</text:ruby-base><text:ruby-text>tiâu</text:ruby-text></text:ruby> <text:ruby text:style-name="Ru1"><text:ruby-base>飛</text:ruby-base><text:ruby-text>hui</text:ruby-text></text:ruby> <text:ruby text:style-name="Ru1"><text:ruby-base>南</text:ruby-base><text:ruby-text>lâm</text:ruby-text></text:ruby> <text:ruby text:style-name="Ru1"><text:ruby-base>浦</text:ruby-base><text:ruby-text>phó͘</text:ruby-text></text:ruby> <text:ruby text:style-name="Ru1"><text:ruby-base>雲</text:ruby-base><text:ruby-text>hûn</text:ruby-text></text:ruby> ， <text:line-break/><text:ruby text:style-name="Ru1"><text:ruby-base>珠</text:ruby-base><text:ruby-text>chu</text:ruby-text></text:ruby> <text:ruby text:style-name="Ru1"><text:ruby-base>簾</text:ruby-base><text:ruby-text>liâm</text:ruby-text></text:ruby> <text:ruby text:style-name="Ru1"><text:ruby-base>暮</text:ruby-base><text:ruby-text>bō͘</text:ruby-text></text:ruby> <text:ruby text:style-name="Ru1"><text:ruby-base>卷</text:ruby-base><text:ruby-text>koàn</text:ruby-text></text:ruby> <text:ruby text:style-name="Ru1"><text:ruby-base>西</text:ruby-base><text:ruby-text>se</text:ruby-text></text:ruby> <text:ruby text:style-name="Ru1"><text:ruby-base>山</text:ruby-base><text:ruby-text>san</text:ruby-text></text:ruby> <text:ruby text:style-name="Ru1"><text:ruby-base>雨</text:ruby-base><text:ruby-text>ú</text:ruby-text></text:ruby> 。 </text:p>
      <text:p text:style-name="P1"><text:ruby text:style-name="Ru1"><text:ruby-base>閒</text:ruby-base><text:ruby-text>hân</text:ruby-text></text:ruby> <text:ruby text:style-name="Ru1"><text:ruby-base>雲</text:ruby-base><text:ruby-text>hûn</text:ruby-text></text:ruby> <text:ruby text:style-name="Ru1"><text:ruby-base>潭</text:ruby-base><text:ruby-text>thâm</text:ruby-text></text:ruby> <text:ruby text:style-name="Ru1"><text:ruby-base>影</text:ruby-base><text:ruby-text>iáⁿ</text:ruby-text></text:ruby> <text:ruby text:style-name="Ru1"><text:ruby-base>日</text:ruby-base><text:ruby-text>ji̍t</text:ruby-text></text:ruby> <text:ruby text:style-name="Ru1"><text:ruby-base>悠</text:ruby-base><text:ruby-text>iu</text:ruby-text></text:ruby> <text:ruby text:style-name="Ru1"><text:ruby-base>悠</text:ruby-base><text:ruby-text>iu</text:ruby-text></text:ruby> ， <text:line-break/><text:ruby text:style-name="Ru1"><text:ruby-base>物</text:ruby-base><text:ruby-text>bu̍t</text:ruby-text></text:ruby> <text:ruby text:style-name="Ru1"><text:ruby-base>換</text:ruby-base><text:ruby-text>hoàn</text:ruby-text></text:ruby> <text:ruby text:style-name="Ru1"><text:ruby-base>星</text:ruby-base><text:ruby-text>seng</text:ruby-text></text:ruby> <text:ruby text:style-name="Ru1"><text:ruby-base>移</text:ruby-base><text:ruby-text>î</text:ruby-text></text:ruby> <text:ruby text:style-name="Ru1"><text:ruby-base>幾</text:ruby-base><text:ruby-text>kúi</text:ruby-text></text:ruby> <text:ruby text:style-name="Ru1"><text:ruby-base>度</text:ruby-base><text:ruby-text>tō͘</text:ruby-text></text:ruby> <text:ruby text:style-name="Ru1"><text:ruby-base>秋</text:ruby-base><text:ruby-text>chhiu</text:ruby-text></text:ruby> 。 </text:p>
      <text:p text:style-name="P1"><text:soft-page-break/><text:ruby text:style-name="Ru1"><text:ruby-base>閣</text:ruby-base><text:ruby-text>koh</text:ruby-text></text:ruby> <text:ruby text:style-name="Ru1"><text:ruby-base>中</text:ruby-base><text:ruby-text>tiong</text:ruby-text></text:ruby> <text:ruby text:style-name="Ru1"><text:ruby-base>帝</text:ruby-base><text:ruby-text>tè</text:ruby-text></text:ruby> <text:ruby text:style-name="Ru1"><text:ruby-base>子</text:ruby-base><text:ruby-text>chú</text:ruby-text></text:ruby> <text:ruby text:style-name="Ru1"><text:ruby-base>今</text:ruby-base><text:ruby-text>kin</text:ruby-text></text:ruby> <text:ruby text:style-name="Ru1"><text:ruby-base>何</text:ruby-base><text:ruby-text>hô</text:ruby-text></text:ruby> <text:ruby text:style-name="Ru1"><text:ruby-base>在</text:ruby-base><text:ruby-text>chāi</text:ruby-text></text:ruby> ？ <text:line-break/><text:ruby text:style-name="Ru1"><text:ruby-base>檻</text:ruby-base><text:ruby-text>lām</text:ruby-text></text:ruby> <text:ruby text:style-name="Ru1"><text:ruby-base>外</text:ruby-base><text:ruby-text>gōe</text:ruby-text></text:ruby> <text:ruby text:style-name="Ru1"><text:ruby-base>長</text:ruby-base><text:ruby-text>tióng</text:ruby-text></text:ruby> <text:ruby text:style-name="Ru1"><text:ruby-base>江</text:ruby-base><text:ruby-text>kang</text:ruby-text></text:ruby> <text:ruby text:style-name="Ru1"><text:ruby-base>空</text:ruby-base><text:ruby-text>khong</text:ruby-text></text:ruby> <text:ruby text:style-name="Ru1"><text:ruby-base>自</text:ruby-base><text:ruby-text>chū</text:ruby-text></text:ruby> <text:ruby text:style-name="Ru1"><text:ruby-base>流</text:ruby-base><text:ruby-text>liû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粗體" style:font-pitch="variable"/>
    <style:font-face style:name="魏碑-繁1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1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00%" fo:keep-together="auto" fo:orphans="0" fo:widows="0" style:register-true="false" style:page-number="auto" style:text-autospace="ideograph-alpha" style:punctuation-wrap="hanging" style:line-break="strict" style:snap-to-layout-grid="false"/>
      <style:text-properties fo:font-size="40pt" fo:letter-spacing="normal" style:letter-kerning="false" style:font-name-asian="魏碑-繁1" style:font-family-asian="魏碑-繁" style:font-style-name-asian="標準" style:font-pitch-asian="variable" style:font-size-asian="4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.6cm" style:contextual-spacing="false" fo:text-align="center" style:justify-single-word="false" style:register-true="false"/>
      <style:text-properties fo:font-size="48pt" fo:letter-spacing="normal" fo:font-weight="normal" style:font-name-asian="魏碑-繁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fc6500" loext:opacity="100%" style:font-name="Miriam Libre" fo:font-family="'Miriam Libre'" style:font-style-name="標準" style:font-pitch="variable" fo:font-size="20pt" style:text-underline-style="none" style:font-name-asian="圓體-繁" style:font-family-asian="圓體-繁" style:font-style-name-asian="標準" style:font-pitch-asian="variable" style:font-size-asian="20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7.5cm" fo:margin-bottom="0.499cm" fo:margin-left="0.499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20H35M56S</meta:editing-duration>
    <meta:editing-cycles>147</meta:editing-cycles>
    <meta:generator>LibreOffice/7.2.5.2$MacOSX_X86_64 LibreOffice_project/499f9727c189e6ef3471021d6132d4c694f357e5</meta:generator>
    <dc:title>出師表</dc:title>
    <dc:date>2022-03-05T20:55:44.509172834</dc:date>
    <meta:document-statistic meta:table-count="0" meta:image-count="0" meta:object-count="0" meta:page-count="27" meta:paragraph-count="15" meta:word-count="934" meta:character-count="1929" meta:non-whitespace-character-count="934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